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01f5bc" officeooo:paragraph-rsid="29948f18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a4bb3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a5c2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16f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5d1f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983d244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21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2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4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5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6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50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51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1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5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857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3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74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6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7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8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89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90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91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92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3" style:family="text">
      <style:text-properties style:font-name-complex="標楷體"/>
    </style:style>
    <style:style style:name="T894" style:family="text">
      <style:text-properties fo:color="#050505" style:font-name="標楷體1" officeooo:rsid="0a7edee9" style:font-name-complex="標楷體"/>
    </style:style>
    <style:style style:name="T895" style:family="text">
      <style:text-properties fo:color="#050505" style:font-name="標楷體1" officeooo:rsid="243d0543" style:font-name-complex="標楷體"/>
    </style:style>
    <style:style style:name="T896" style:family="text">
      <style:text-properties fo:color="#050505" officeooo:rsid="0a7edee9" style:font-name-complex="標楷體"/>
    </style:style>
    <style:style style:name="T897" style:family="text">
      <style:text-properties officeooo:rsid="2f9be6fe"/>
    </style:style>
    <style:style style:name="T898" style:family="text">
      <style:text-properties officeooo:rsid="2af8317e"/>
    </style:style>
    <style:style style:name="T899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0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1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2" style:family="text">
      <style:text-properties style:text-position="sub 58%" style:font-name="標楷體1" officeooo:rsid="25521bf4" style:font-name-asian="標楷體1" style:font-name-complex="Mangal1"/>
    </style:style>
    <style:style style:name="T903" style:family="text">
      <style:text-properties style:text-position="sub 58%" style:font-name="標楷體1" officeooo:rsid="2556dec7" style:font-name-asian="標楷體1" style:font-name-complex="Mangal1"/>
    </style:style>
    <style:style style:name="T904" style:family="text">
      <style:text-properties style:text-position="sub 58%" style:font-name="標楷體1" officeooo:rsid="313d3bb1"/>
    </style:style>
    <style:style style:name="T905" style:family="text">
      <style:text-properties style:text-position="sub 58%" style:font-name="標楷體1" officeooo:rsid="0a7edee9"/>
    </style:style>
    <style:style style:name="T906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07" style:family="text">
      <style:text-properties officeooo:rsid="30bfac1e"/>
    </style:style>
    <style:style style:name="T908" style:family="text">
      <style:text-properties officeooo:rsid="25ec4233"/>
    </style:style>
    <style:style style:name="T909" style:family="text">
      <style:text-properties fo:color="#ffbf00" officeooo:rsid="1d9bb035" style:font-name-asian="標楷體1"/>
    </style:style>
    <style:style style:name="T910" style:family="text">
      <style:text-properties officeooo:rsid="3b2f5919"/>
    </style:style>
    <style:style style:name="T911" style:family="text">
      <style:text-properties officeooo:rsid="3cb6cc3e"/>
    </style:style>
    <style:style style:name="T912" style:family="text">
      <style:text-properties style:font-name="Liberation Serif1" officeooo:rsid="0d9ffef4" style:font-name-asian="標楷體1" style:font-name-complex="Liberation Serif1"/>
    </style:style>
    <style:style style:name="T913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14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5" style:family="text">
      <style:text-properties officeooo:rsid="3b2e013a"/>
    </style:style>
    <style:style style:name="T916" style:family="text">
      <style:text-properties style:font-name="Arial" officeooo:rsid="23613ae9" style:font-name-asian="Arial"/>
    </style:style>
    <style:style style:name="T917" style:family="text">
      <style:text-properties style:font-name="Arial" officeooo:rsid="20270b52" style:font-name-asian="Arial"/>
    </style:style>
    <style:style style:name="T918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25734712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20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1"><text:span text:style-name="T429">存在</text:span><text:span text:style-name="T435">，。</text:span></text:p>
            </text:list-item>
          </text:list>
        </text:list-item>
        <text:list-item>
          <text:p text:style-name="P352"><text:bookmark-start text:name="_ (第2本)"/>_ (第2本)<text:bookmark-end text:name="_ (第2本)"/></text:p>
          <text:list>
            <text:list-item>
              <text:p text:style-name="P353"><text:span text:style-name="T35">太空船</text:span><text:span text:style-name="T60">，行星型太空船、船內文明、船外文明。</text:span></text:p>
            </text:list-item>
            <text:list-item>
              <text:p text:style-name="P353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4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5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6"><text:span text:style-name="T64">肉質層、意識層 與 力、光</text:span><text:span text:style-name="T121">，</text:span><text:span text:style-name="T151">肉質層 </text:span><text:span text:style-name="T916">↔</text:span><text:span text:style-name="T151"> 力，意識層 </text:span><text:span text:style-name="T916">↔</text:span><text:span text:style-name="T151"> 光</text:span><text:span text:style-name="T344">。</text:span></text:p>
            </text:list-item>
          </text:list>
        </text:list-item>
        <text:list-item>
          <text:p text:style-name="P352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201">紀載、紀錄 到一半。</text:p>
                </text:list-item>
              </text:list>
            </text:list-item>
            <text:list-item>
              <text:p text:style-name="P60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2"><text:span text:style-name="T1">（人類認定的）超自然現象</text:span>，椅子、靈魂、通靈者。</text:p>
            </text:list-item>
            <text:list-item>
              <text:p text:style-name="P268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3"><text:span text:style-name="T67">循環歷</text:span><text:span text:style-name="T152">，</text:span><text:span text:style-name="T121">。</text:span></text:p>
            </text:list-item>
            <text:list-item>
              <text:p text:style-name="P114"><text:span text:style-name="T29">鏡像神經元</text:span><text:span text:style-name="T351">，。</text:span></text:p>
            </text:list-item>
            <text:list-item>
              <text:p text:style-name="P115"><text:span text:style-name="T67">天眼</text:span><text:span text:style-name="T152">，法拉第籠</text:span><text:span text:style-name="T121">。</text:span></text:p>
            </text:list-item>
            <text:list-item>
              <text:p text:style-name="P115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5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6"><text:span text:style-name="T67">量子電腦</text:span><text:span text:style-name="T152">，</text:span><text:span text:style-name="T121">。</text:span></text:p>
            </text:list-item>
            <text:list-item>
              <text:p text:style-name="P203"><text:span text:style-name="T63">斷鏈</text:span><text:span text:style-name="T286">，</text:span><text:span text:style-name="T62">。</text:span></text:p>
            </text:list-item>
            <text:list-item>
              <text:p text:style-name="P204"><text:span text:style-name="T1">輸入、處理、輸出</text:span>，。</text:p>
            </text:list-item>
            <text:list-item>
              <text:p text:style-name="P205"><text:span text:style-name="T112">n維</text:span>，放射狀型座標系、法線、垂直。</text:p>
            </text:list-item>
            <text:list-item>
              <text:p text:style-name="P206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4">正</text:span><text:span text:style-name="T281">折射、</text:span><text:span text:style-name="T297">法線</text:span><text:span text:style-name="T905">零</text:span><text:span text:style-name="T281">折射、</text:span><text:span text:style-name="T297">法線</text:span><text:span text:style-name="T905">負</text:span><text:span text:style-name="T281">折射、</text:span><text:span text:style-name="T297">法線</text:span><text:span text:style-name="T904">零點</text:span><text:span text:style-name="T297">反射、法線</text:span><text:span text:style-name="T904">高維度</text:span><text:span text:style-name="T297">反射、法線</text:span><text:span text:style-name="T904">超平面</text:span><text:span text:style-name="T297">反射</text:span><text:span text:style-name="T301">、晶體</text:span>。</text:p>
            </text:list-item>
            <text:list-item>
              <text:p text:style-name="P207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8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4">、宗量層級、能量層級、儲量層級、有機體奇點、聲流學、材料學、基因工程、</text:span><text:span text:style-name="T400">幹細胞</text:span><text:span text:style-name="T684">、本能型、傳承型繁殖、傳承型演化、</text:span><text:span text:style-name="T854">自然觸發、條件觸發、突變觸發、有機體奇點觸發、</text:span><text:span text:style-name="T684">生物機器人、桃莉羊</text:span><text:span text:style-name="T286">。</text:span></text:p>
            </text:list-item>
            <text:list-item>
              <text:p text:style-name="P208"><text:span text:style-name="T113">遙視</text:span><text:span text:style-name="T288">，。</text:span></text:p>
            </text:list-item>
          </text:list>
        </text:list-item>
        <text:list-item>
          <text:p text:style-name="P209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10"><text:span text:style-name="T113">麥田圈</text:span><text:span text:style-name="T288">，渦流。</text:span></text:p>
            </text:list-item>
            <text:list-item>
              <text:p text:style-name="P226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7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8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9"><text:span text:style-name="T152">拜火教</text:span><text:span text:style-name="T260">，當代型意識層個體、祖代型意識層個體。</text:span></text:p>
            </text:list-item>
            <text:list-item>
              <text:p text:style-name="P230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31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11"><text:span text:style-name="T115">塔羅牌</text:span><text:span text:style-name="T289">，。</text:span></text:p>
            </text:list-item>
            <text:list-item>
              <text:p text:style-name="P212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3"><text:span text:style-name="T115">超光速</text:span><text:span text:style-name="T289">，空間節點密度、都普勒效應、小繩子、繩速、普朗克長度、球、黑洞、</text:span><text:span text:style-name="T918">視界、萬有引力、質量</text:span><text:span text:style-name="T289">。</text:span></text:p>
            </text:list-item>
            <text:list-item>
              <text:p text:style-name="P157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8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9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60"><text:span text:style-name="T92">分形</text:span><text:span text:style-name="T168">，。</text:span></text:p>
            </text:list-item>
            <text:list-item>
              <text:p text:style-name="P160"><text:span text:style-name="T92">金字塔</text:span><text:span text:style-name="T168">，光速、光、電磁波、共振。</text:span></text:p>
            </text:list-item>
            <text:list-item>
              <text:p text:style-name="P269"><text:span text:style-name="T372">黃金比例</text:span><text:span text:style-name="T359">，。</text:span></text:p>
            </text:list-item>
            <text:list-item>
              <text:p text:style-name="P278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9"><text:span text:style-name="T493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80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81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2"><text:span text:style-name="T487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2"><text:span text:style-name="T487">職業生活</text:span><text:span text:style-name="T477">，志業生活、德、無己、愛、虛無體制、虛無主義。</text:span></text:p>
            </text:list-item>
            <text:list-item>
              <text:p text:style-name="P289"><text:span text:style-name="T729">月經</text:span><text:span text:style-name="T699">，。</text:span></text:p>
            </text:list-item>
          </text:list>
        </text:list-item>
        <text:list-item>
          <text:p text:style-name="P290"><text:bookmark-start text:name="_ (第5本)"/><text:span text:style-name="T530">_ (第</text:span><text:span text:style-name="T531">5</text:span><text:span text:style-name="T530">本)</text:span><text:bookmark-end text:name="_ (第5本)"/></text:p>
          <text:list>
            <text:list-item>
              <text:p text:style-name="P283"><text:span text:style-name="T488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4"><text:span text:style-name="T487">飲食</text:span><text:span text:style-name="T477">，素食、水果、蜜蜂、猴子、蝗蟲、無機體個體、牛奶、羊奶、光、力、順應自然、自然無為、無為而治、紅血球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5">、本能型繁殖、泥板、石板、金屬板、硬碟、記憶卡、晶體、</text:span><text:span text:style-name="T528">飲食相態、</text:span><text:span text:style-name="T523">氣態、液態、固態、海底火山口、大腦、皮膚、氧氣</text:span><text:span text:style-name="T477">。</text:span></text:p>
            </text:list-item>
            <text:list-item>
              <text:p text:style-name="P285"><text:span text:style-name="T492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6"><text:span text:style-name="T489">思想、決策、行動</text:span><text:span text:style-name="T479">，種子、樹木、向光生長、縱向生長、橫向生長、長鞭效應、</text:span><text:span text:style-name="T486">子彈、彈道、彈痕</text:span><text:span text:style-name="T479">。</text:span></text:p>
            </text:list-item>
            <text:list-item>
              <text:p text:style-name="P287"><text:span text:style-name="T471">432（Hz</text:span><text:span text:style-name="T490">）</text:span><text:span text:style-name="T480">，。</text:span></text:p>
            </text:list-item>
            <text:list-item>
              <text:p text:style-name="P288"><text:span text:style-name="T491">一元</text:span><text:span text:style-name="T472">一</text:span><text:span text:style-name="T491">次方程式的乘積</text:span><text:span text:style-name="T481">，。</text:span></text:p>
            </text:list-item>
            <text:list-item>
              <text:p text:style-name="P288"><text:span text:style-name="T491">維度</text:span><text:span text:style-name="T481">，。</text:span></text:p>
            </text:list-item>
            <text:list-item>
              <text:p text:style-name="P288"><text:span text:style-name="T491">微塑膠</text:span><text:span text:style-name="T481">，塑膠。</text:span></text:p>
            </text:list-item>
            <text:list-item>
              <text:p text:style-name="P288"><text:span text:style-name="T529">意義</text:span><text:span text:style-name="T495">，本質、現象、意義、行動、第一層級法則、概念、數學、客觀賦予、</text:span><text:span text:style-name="T496">存在、變化、本身、</text:span><text:span text:style-name="T495">主觀賦予、描述、日食、球形閃電、假想量、假想體、三角形。</text:span></text:p>
            </text:list-item>
            <text:list-item>
              <text:p text:style-name="P290"><text:span text:style-name="T532">催眠</text:span><text:span text:style-name="T497">，高我。</text:span></text:p>
            </text:list-item>
            <text:list-item>
              <text:p text:style-name="P291"><text:span text:style-name="T722">（基督教 認定的）充滿聖靈</text:span><text:span text:style-name="T688">，超導體、電感、靈魂導師、電阻、絕緣體。</text:span></text:p>
            </text:list-item>
            <text:list-item>
              <text:p text:style-name="P292"><text:span text:style-name="T722">巧合</text:span><text:span text:style-name="T688">，必然型巧合、</text:span><text:span text:style-name="T498">（人類 認定的）神啟、金色甲蟲、榮格、石頭、碰撞、被濺起、感應、標準差、碰巧型巧合、遙視、預言、推背圖、馬前課、啟示錄、末日審判</text:span><text:span text:style-name="T688">。</text:span></text:p>
            </text:list-item>
            <text:list-item>
              <text:p text:style-name="P293"><text:span text:style-name="T723">味精</text:span><text:span text:style-name="T690">，調味料、照相、靈魂。</text:span></text:p>
            </text:list-item>
            <text:list-item>
              <text:p text:style-name="P294"><text:span text:style-name="T724">信念</text:span><text:span text:style-name="T691">，。</text:span></text:p>
            </text:list-item>
            <text:list-item>
              <text:p text:style-name="P295"><text:span text:style-name="T724">上癮</text:span><text:span text:style-name="T691">，奶嘴樂、</text:span><text:span text:style-name="T702">知道、思考、想像</text:span><text:span text:style-name="T691">。</text:span></text:p>
            </text:list-item>
            <text:list-item>
              <text:p text:style-name="P296"><text:span text:style-name="T724">太陽</text:span><text:span text:style-name="T691">，。</text:span></text:p>
            </text:list-item>
            <text:list-item>
              <text:p text:style-name="P296"><text:span text:style-name="T724">氣功</text:span><text:span text:style-name="T691">，。</text:span></text:p>
            </text:list-item>
            <text:list-item>
              <text:p text:style-name="P297"><text:span text:style-name="T725">腸腦</text:span><text:span text:style-name="T692">，</text:span><text:span text:style-name="T697">腸胃蠕動、脊隨、大腦</text:span><text:span text:style-name="T692">。</text:span></text:p>
            </text:list-item>
            <text:list-item>
              <text:p text:style-name="P298"><text:span text:style-name="T725">非監督式學習</text:span><text:span text:style-name="T692">，。</text:span></text:p>
            </text:list-item>
            <text:list-item>
              <text:p text:style-name="P298"><text:span text:style-name="T725">共存</text:span><text:span text:style-name="T692">，星星的孩子、阿米、愛心、導師制型共存、共生。</text:span></text:p>
            </text:list-item>
            <text:list-item>
              <text:p text:style-name="P299"><text:span text:style-name="T725">飛行</text:span><text:span text:style-name="T692">，靜電、蘊含型變化、微中子、渦輪引擎、</text:span><text:span text:style-name="T498">磁流推進器、</text:span><text:span text:style-name="T716">力譜、不可</text:span><text:span text:style-name="T520">&lt;?</text:span><text:span text:style-name="T521">a</text:span><text:span text:style-name="T717">&gt;</text:span><text:span text:style-name="T716">譜</text:span><text:span text:style-name="T692">。</text:span></text:p>
            </text:list-item>
            <text:list-item>
              <text:p text:style-name="P298"><text:span text:style-name="T725">亞特蘭提斯</text:span><text:span text:style-name="T692">，亞特蘭提斯文明、蘇美爾文明、西方文明。</text:span></text:p>
            </text:list-item>
            <text:list-item>
              <text:p text:style-name="P298"><text:span text:style-name="T725">姆大陸</text:span><text:span text:style-name="T692">，姆大陸文明、東方文明、冥想、道家、道德經、神話時代。</text:span></text:p>
            </text:list-item>
            <text:list-item>
              <text:p text:style-name="P300"><text:span text:style-name="T726">黑洞</text:span><text:span text:style-name="T693">，。</text:span></text:p>
            </text:list-item>
            <text:list-item>
              <text:p text:style-name="P301"><text:span text:style-name="T726">夢</text:span><text:span text:style-name="T693">，作夢、腸腦、大腦、夢境、主視角。</text:span></text:p>
            </text:list-item>
            <text:list-item>
              <text:p text:style-name="P301"><text:span text:style-name="T534">AI</text:span><text:span text:style-name="T694">，未來人</text:span><text:span text:style-name="T499">2062</text:span><text:span text:style-name="T694">。</text:span></text:p>
            </text:list-item>
            <text:list-item>
              <text:p text:style-name="P301"><text:span text:style-name="T727">文明</text:span><text:span text:style-name="T694">，本能文明、傳承文明、信念文明、物質文明、精神文明、新生文明、遙視、數學模型、法則層級。</text:span></text:p>
            </text:list-item>
            <text:list-item>
              <text:p text:style-name="P301"><text:span text:style-name="T727">宇宙觀</text:span><text:span text:style-name="T694">，牛頓、萊布尼茲、本書、個體宇宙觀、宇宙胞、</text:span><text:span text:style-name="T500">&lt;_?</text:span><text:span text:style-name="T501">3_&gt;</text:span><text:span text:style-name="T695">個體</text:span><text:span text:style-name="T694">。</text:span></text:p>
            </text:list-item>
            <text:list-item>
              <text:p text:style-name="P302"><text:span text:style-name="T859">宇宙起源</text:span><text:span text:style-name="T858">，宇宙大爆炸理論、宇宙暴漲理論、</text:span><text:span text:style-name="T694">個體宇宙觀</text:span><text:span text:style-name="T858">。</text:span></text:p>
            </text:list-item>
            <text:list-item>
              <text:p text:style-name="P303"><text:span text:style-name="T728">工具</text:span><text:span text:style-name="T696">，通用型工具、特化型工具</text:span><text:span text:style-name="T687">、</text:span><text:span text:style-name="T696">單工、半雙工、雙工、認知、蜜蜂、共生。</text:span></text:p>
            </text:list-item>
            <text:list-item>
              <text:p text:style-name="P303"><text:span text:style-name="T728">血液</text:span><text:span text:style-name="T696">，肺泡。</text:span></text:p>
            </text:list-item>
            <text:list-item>
              <text:p text:style-name="P303"><text:span text:style-name="T728">鑽石</text:span><text:span text:style-name="T696">，碳。</text:span></text:p>
            </text:list-item>
            <text:list-item>
              <text:p text:style-name="P304"><text:span text:style-name="T728">免費能源</text:span><text:span text:style-name="T696">，月光、太陽風、宇宙射線、微波、舒曼波</text:span><text:span text:style-name="T503">、</text:span><text:span text:style-name="T504">8</text:span><text:span text:style-name="T502">（Hz）電磁波、特斯拉</text:span><text:span text:style-name="T696">。</text:span></text:p>
            </text:list-item>
            <text:list-item>
              <text:p text:style-name="P305"><text:span text:style-name="T728">平行宇宙</text:span><text:span text:style-name="T696">，（人類 認定的）平行宇宙、</text:span><text:span text:style-name="T498">布朗運動</text:span><text:span text:style-name="T696">。</text:span></text:p>
            </text:list-item>
            <text:list-item>
              <text:p text:style-name="P306"><text:span text:style-name="T728">宇宙常數</text:span><text:span text:style-name="T696">，</text:span><text:span text:style-name="T503">&lt;_?</text:span><text:span text:style-name="T505">3_&gt;個</text:span><text:span text:style-name="T698">體、幾何形狀、材料特性、內在物質、內部機制、本身、一切</text:span><text:span text:style-name="T696">。</text:span></text:p>
            </text:list-item>
            <text:list-item>
              <text:p text:style-name="P307"><text:span text:style-name="T729">維度棋</text:span><text:span text:style-name="T506">，</text:span><text:span text:style-name="T507">n</text:span><text:span text:style-name="T700">維棋、</text:span><text:span text:style-name="T699">黑白棋、象棋。</text:span></text:p>
            </text:list-item>
            <text:list-item>
              <text:p text:style-name="P307"><text:span text:style-name="T729">卍</text:span><text:span text:style-name="T699">，佛家、道家、太極、順時鐘、北半球。</text:span></text:p>
            </text:list-item>
            <text:list-item>
              <text:p text:style-name="P308"><text:span text:style-name="T730">衰老</text:span><text:span text:style-name="T706">，</text:span><text:span text:style-name="T714">人類、鯨魚</text:span><text:span text:style-name="T706">、</text:span><text:span text:style-name="T518">&lt;?</text:span><text:span text:style-name="T519">a&gt;流學</text:span><text:span text:style-name="T706">。</text:span></text:p>
            </text:list-item>
            <text:list-item>
              <text:p text:style-name="P309"><text:span text:style-name="T730">月球</text:span><text:span text:style-name="T706">，。</text:span></text:p>
            </text:list-item>
            <text:list-item>
              <text:p text:style-name="P310"><text:span text:style-name="T730">黏菌</text:span><text:span text:style-name="T706">，。</text:span></text:p>
            </text:list-item>
          </text:list>
        </text:list-item>
        <text:list-item>
          <text:p text:style-name="P311"><text:bookmark-start text:name="_ (第6本)"/><text:span text:style-name="T530">_ (第</text:span><text:span text:style-name="T533">6</text:span><text:span text:style-name="T530">本)</text:span><text:bookmark-end text:name="_ (第6本)"/></text:p>
          <text:list>
            <text:list-item>
              <text:p text:style-name="P312"><text:span text:style-name="T530">錢</text:span><text:span text:style-name="T498">，信念法則、</text:span><text:span text:style-name="T689">自然產物、自然現象、私人財產、私人資產、私人用品、個人用品、</text:span><text:span text:style-name="T498">身體、自己、愛、母愛、父愛、群體愛、子代、尊敬、仰慕、報答、愛己</text:span><text:span text:style-name="T687">、</text:span><text:span text:style-name="T498">愛人、被愛、走路、資本主義、共產主義、虛無主義</text:span><text:span text:style-name="T701">、虛無體制</text:span><text:span text:style-name="T498">。</text:span></text:p>
            </text:list-item>
            <text:list-item>
              <text:p text:style-name="P313"><text:span text:style-name="T721">凌辱型監控</text:span><text:span text:style-name="T687">，稜鏡計畫。</text:span></text:p>
            </text:list-item>
            <text:list-item>
              <text:p text:style-name="P314"><text:span text:style-name="T721">藝術品</text:span><text:span text:style-name="T687">，。</text:span></text:p>
            </text:list-item>
            <text:list-item>
              <text:p text:style-name="P315"><text:span text:style-name="T721">核汙染危機</text:span><text:span text:style-name="T687">，。</text:span></text:p>
            </text:list-item>
            <text:list-item>
              <text:p text:style-name="P316"><text:span text:style-name="T541">權力</text:span><text:span text:style-name="T509">，</text:span><text:span text:style-name="T512">一九八四</text:span><text:span text:style-name="T510">、權限、</text:span><text:span text:style-name="T511">Permission、Power limit、權力上限、權力域、權力下限、</text:span><text:span text:style-name="T510">自由、數學、有理數域、無理數域、虛數域、微積分、線性代數、加減乘除</text:span><text:span text:style-name="T687">、</text:span><text:span text:style-name="T404">俾斯</text:span><text:span text:style-name="T405">麥</text:span><text:span text:style-name="T707">、胡克、畫像、牛頓、恐怖攻擊、</text:span><text:span text:style-name="T709">泰德卡辛斯基、</text:span><text:span text:style-name="T708">濫權、濫用工具、耗能、適當的使用權限</text:span><text:span text:style-name="T707">、善用</text:span><text:span text:style-name="T708">工具、省能、</text:span><text:span text:style-name="T707">解散軍隊、退休隱居、喬治</text:span><text:span text:style-name="T525">·</text:span><text:span text:style-name="T707">華盛頓</text:span><text:span text:style-name="T708">、缺能、無能、反能</text:span><text:span text:style-name="T522">、</text:span><text:span text:style-name="T498">彈手指、</text:span><text:span text:style-name="T710">扁鵲醫術</text:span><text:span text:style-name="T708">、</text:span><text:span text:style-name="T522">維持、提升、昇華、傳承、新生</text:span><text:span text:style-name="T509">。</text:span></text:p>
            </text:list-item>
            <text:list-item>
              <text:p text:style-name="P317"><text:span text:style-name="T731">公平</text:span><text:span text:style-name="T710">，公共平等型公平、</text:span><text:span text:style-name="T873">資本</text:span><text:span text:style-name="T526">體制、</text:span><text:span text:style-name="T873">共產</text:span><text:span text:style-name="T526">體制、義務教育</text:span><text:span text:style-name="T710">、公正平等型公平、聯通管原理、</text:span><text:span text:style-name="T527">虛無</text:span><text:span text:style-name="T526">體制、</text:span><text:span text:style-name="T711">導師制</text:span><text:span text:style-name="T710">。</text:span></text:p>
            </text:list-item>
            <text:list-item>
              <text:p text:style-name="P318"><text:span text:style-name="T723">心理學</text:span><text:span text:style-name="T690">，</text:span><text:span text:style-name="T513">信念法則、</text:span><text:span text:style-name="T720">投影世界觀、錯誤嘗試法、類神經網路、（試圖）邏輯自洽、暴力破解、盲人潛水</text:span><text:span text:style-name="T513">、</text:span><text:span text:style-name="T690">性、佛洛伊德、黑盒子、灰盒子、白盒子、人造閃電、尼古拉</text:span><text:span text:style-name="T515">·</text:span><text:span text:style-name="T690">特斯拉</text:span><text:span text:style-name="T687">、</text:span><text:span text:style-name="T690">洞</text:span><text:span text:style-name="T712">穴理論</text:span><text:span text:style-name="T690">、</text:span><text:span text:style-name="T712">柏拉圖、</text:span><text:span text:style-name="T715">黑白畫像、強迫症、潔癖、自閉症、</text:span><text:span text:style-name="T516">PUA、</text:span><text:span text:style-name="T715">反社會人格、</text:span><text:span text:style-name="T690">精神病院、</text:span><text:span text:style-name="T514">思覺謬誤</text:span><text:span text:style-name="T690">、</text:span><text:span text:style-name="T715">意識層、第一層級意識（以上）、第一層級法則（以上）</text:span><text:span text:style-name="T712">、</text:span><text:span text:style-name="T690">鴿子跳舞、史金納箱、藍色窗簾、黑白圖案、</text:span><text:span text:style-name="T713">主觀賦予、</text:span><text:span text:style-name="T516">過度</text:span><text:span text:style-name="T517">擬合、</text:span><text:span text:style-name="T690">心理</text:span><text:span text:style-name="T715">醫生、心理疾病</text:span><text:span text:style-name="T690">。</text:span></text:p>
            </text:list-item>
            <text:list-item>
              <text:p text:style-name="P319"><text:span text:style-name="T723">喝酒</text:span><text:span text:style-name="T690">，船上、暈船。</text:span></text:p>
            </text:list-item>
            <text:list-item>
              <text:p text:style-name="P320"><text:span text:style-name="T723">吸菸</text:span><text:span text:style-name="T690">，。</text:span></text:p>
            </text:list-item>
          </text:list>
        </text:list-item>
        <text:list-item>
          <text:p text:style-name="P321"><text:bookmark-start text:name="_ (第7本)"/><text:span text:style-name="T530">_ (第</text:span><text:span text:style-name="T535">7</text:span><text:span text:style-name="T530">本)</text:span><text:bookmark-end text:name="_ (第7本)"/></text:p>
          <text:list>
            <text:list-item>
              <text:p text:style-name="P322"><text:span text:style-name="T530">思覺</text:span><text:span text:style-name="T498">，思覺層級、第a層級思覺、</text:span><text:span text:style-name="T703">認知、思考、想法、</text:span><text:span text:style-name="T718">皮膚、肌肉、</text:span><text:span text:style-name="T706">意識層</text:span><text:span text:style-name="T719">法則、肉質</text:span><text:span text:style-name="T706">層</text:span><text:span text:style-name="T719">法則、物理定律、化學反應、第零層級法則</text:span><text:span text:style-name="T498">。</text:span></text:p>
            </text:list-item>
            <text:list-item>
              <text:p text:style-name="P322"><text:span text:style-name="T529">有機體奇點</text:span><text:span text:style-name="T495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3">愛</text:span><text:span text:style-name="T561">，。</text:span></text:p>
            </text:list-item>
          </text:list>
        </text:list-item>
        <text:list-item>
          <text:p text:style-name="P15"><text:bookmark-start text:name="_ (第8本)"/><text:span text:style-name="T646">_ (第</text:span><text:span text:style-name="T648">8</text:span><text:span text:style-name="T646">本)</text:span><text:bookmark-end text:name="_ (第8本)"/></text:p>
          <text:list>
            <text:list-item>
              <text:p text:style-name="P15"><text:span text:style-name="T646">腦中聲音</text:span><text:span text:style-name="T562">，。</text:span></text:p>
            </text:list-item>
            <text:list-item>
              <text:p text:style-name="P15"><text:span text:style-name="T646">畢氏定理</text:span><text:span text:style-name="T562">，。</text:span></text:p>
            </text:list-item>
            <text:list-item>
              <text:p text:style-name="P15"><text:span text:style-name="T646">根號內的負平方</text:span><text:span text:style-name="T562">，。</text:span></text:p>
            </text:list-item>
            <text:list-item>
              <text:p text:style-name="P16"><text:span text:style-name="T646">預知能力</text:span><text:span text:style-name="T562">，。</text:span></text:p>
            </text:list-item>
            <text:list-item>
              <text:p text:style-name="P61"><text:span text:style-name="T649">超能力</text:span><text:span text:style-name="T631">，。</text:span></text:p>
            </text:list-item>
          </text:list>
        </text:list-item>
        <text:list-item>
          <text:p text:style-name="P61"><text:bookmark-start text:name="_ (第9本)"/><text:span text:style-name="T650">_ (第</text:span><text:span text:style-name="T654">9</text:span><text:span text:style-name="T650">本)</text:span><text:bookmark-end text:name="_ (第9本)"/></text:p>
          <text:list>
            <text:list-item>
              <text:p text:style-name="P62"><text:span text:style-name="T650">外星、內星</text:span><text:span text:style-name="T631">，。</text:span></text:p>
            </text:list-item>
            <text:list-item>
              <text:p text:style-name="P63"><text:span text:style-name="T826">遺跡</text:span><text:span text:style-name="T631">，</text:span><text:span text:style-name="T803">埃及、金字塔、獅身人面像、</text:span><text:span text:style-name="T804">蘇美爾王表、蘇美爾神話、吉爾伽美什史詩</text:span><text:span text:style-name="T631">。</text:span></text:p>
            </text:list-item>
          </text:list>
        </text:list-item>
        <text:list-item>
          <text:p text:style-name="P245"><text:span text:style-name="T631">_ (第</text:span><text:span text:style-name="T638">1</text:span><text:span text:style-name="T639">0</text:span><text:span text:style-name="T631">本)</text:span></text:p>
          <text:list>
            <text:list-item>
              <text:p text:style-name="P64"><text:span text:style-name="T826">太陽</text:span><text:span text:style-name="T631">，</text:span><text:span text:style-name="T804">太陽風暴、太陽黑子、等離子</text:span><text:span text:style-name="T631">。</text:span></text:p>
            </text:list-item>
            <text:list-item>
              <text:p text:style-name="P65"><text:span text:style-name="T653">反重力</text:span><text:span text:style-name="T631">，</text:span><text:span text:style-name="T633">保</text:span><text:span text:style-name="T804">溫</text:span><text:span text:style-name="T633">瓶、電能型運動</text:span><text:span text:style-name="T623">、</text:span><text:span text:style-name="T807">量子隧穿效應</text:span><text:span text:style-name="T633">、潛水艇、空洞現象、</text:span><text:span text:style-name="T808">空間節點密度</text:span><text:span text:style-name="T631">。</text:span></text:p>
            </text:list-item>
            <text:list-item>
              <text:p text:style-name="P66"><text:span text:style-name="T651">&lt;?</text:span><text:span text:style-name="T652">a&gt;</text:span><text:span text:style-name="T827">文明</text:span><text:span text:style-name="T805">，生命、電子文明、人類文明、星系文明、都普勒效應、紅移、光文明、力文明、</text:span><text:span text:style-name="T806">從眾效應、百猴效應、</text:span><text:span text:style-name="T632">史金納</text:span><text:span text:style-name="T806">箱、習得性無助</text:span><text:span text:style-name="T631">。</text:span></text:p>
            </text:list-item>
            <text:list-item>
              <text:p text:style-name="P67"><text:span text:style-name="T829">前世記憶</text:span><text:span text:style-name="T806">，樹狀圖、投影型蘊含</text:span><text:span text:style-name="T631">。</text:span></text:p>
            </text:list-item>
            <text:list-item>
              <text:p text:style-name="P68"><text:span text:style-name="T650">造物主</text:span><text:span text:style-name="T631">，</text:span><text:span text:style-name="T634">包覆、蘊含、孕育、肉質層、意識層、肉質層和意識層複合型</text:span><text:span text:style-name="T631">。</text:span></text:p>
            </text:list-item>
          </text:list>
        </text:list-item>
        <text:list-item>
          <text:p text:style-name="P69"><text:bookmark-start text:name="_ (第11本)"/><text:span text:style-name="T650">_ (第</text:span><text:span text:style-name="T655">11</text:span><text:span text:style-name="T650">本)</text:span><text:bookmark-end text:name="_ (第11本)"/></text:p>
          <text:list>
            <text:list-item>
              <text:p text:style-name="P70"><text:span text:style-name="T650">感知</text:span><text:span text:style-name="T631">，</text:span><text:span text:style-name="T640">皮亞杰、圖式、同化、順應、平衡、不平衡、單一</text:span><text:span text:style-name="T635">型</text:span><text:span text:style-name="T640">感知、</text:span><text:span text:style-name="T635">複合型感知、</text:span><text:span text:style-name="T631">融合</text:span><text:span text:style-name="T635">型</text:span><text:span text:style-name="T631">感知、融合</text:span><text:span text:style-name="T635">型</text:span><text:span text:style-name="T631">感測、</text:span><text:span text:style-name="T635">同質型融合感知、異質型融合感知</text:span><text:span text:style-name="T631">。</text:span></text:p>
            </text:list-item>
            <text:list-item>
              <text:p text:style-name="P71"><text:span text:style-name="T650">空間</text:span><text:span text:style-name="T631">，動能型運動、電能型運動、</text:span><text:span text:style-name="T635">&lt;?</text:span><text:span text:style-name="T636">2&gt;</text:span><text:span text:style-name="T806">彈性係數、</text:span><text:span text:style-name="T635">&lt;?</text:span><text:span text:style-name="T636">1&gt;</text:span><text:span text:style-name="T806">彈性係數</text:span><text:span text:style-name="T631">。</text:span></text:p>
            </text:list-item>
            <text:list-item>
              <text:p text:style-name="P85"><text:span text:style-name="T650">n維空間</text:span><text:span text:style-name="T631">，。</text:span></text:p>
            </text:list-item>
            <text:list-item>
              <text:p text:style-name="P86"><text:span text:style-name="T828">擁有、包覆、蘊含、宗疊</text:span><text:span text:style-name="T631">，錯位、濃度值、改變、XY坐標系、極坐標系、</text:span><text:span text:style-name="T811">命名方式、命名規則、命名規律</text:span><text:span text:style-name="T631">。</text:span></text:p>
            </text:list-item>
            <text:list-item>
              <text:p text:style-name="P87"><text:span text:style-name="T828">投影世界觀</text:span><text:span text:style-name="T631">，圖案、</text:span><text:span text:style-name="T637">RGB、紅色值、綠色值、像素、</text:span><text:span text:style-name="T631">量子糾纏、柏拉圖、洞穴理論、</text:span><text:span text:style-name="T806">真實世界</text:span><text:span text:style-name="T631">。</text:span></text:p>
            </text:list-item>
          </text:list>
        </text:list-item>
        <text:list-item>
          <text:p text:style-name="P88"><text:bookmark-start text:name="_ (第12本)"/><text:span text:style-name="T650">_ (第</text:span><text:span text:style-name="T655">1</text:span><text:span text:style-name="T656">2</text:span><text:span text:style-name="T650">本)</text:span><text:bookmark-end text:name="_ (第12本)"/></text:p>
          <text:list>
            <text:list-item>
              <text:p text:style-name="P89"><text:span text:style-name="T830">有機率（正在、試圖）監視、控制 的 勢力、存在、個體</text:span><text:span text:style-name="T631">，</text:span><text:span text:style-name="T806">真實世界</text:span><text:span text:style-name="T631">。</text:span></text:p>
            </text:list-item>
            <text:list-item>
              <text:p text:style-name="P90"><text:span text:style-name="T831">晶體</text:span><text:span text:style-name="T631">，</text:span><text:span text:style-name="T809">分光、折射、漫射、散射、集射、散光、凸透鏡、對焦、凹透鏡、</text:span><text:span text:style-name="T810">破壞型共振</text:span><text:span text:style-name="T809">、建設型共振、頻率、紅移、紫移、紅光、綠光、紫光、空間節點密度、鳥類個體、拍翅膀、主動式降噪耳機、雷射、零摩擦力、無摩擦力、沒有摩擦力、載具、飛行器</text:span><text:span text:style-name="T631">。</text:span></text:p>
            </text:list-item>
            <text:list-item>
              <text:p text:style-name="P91"><text:span text:style-name="T831">內觀</text:span><text:span text:style-name="T809">，意識層法則。</text:span></text:p>
            </text:list-item>
            <text:list-item>
              <text:p text:style-name="P92"><text:span text:style-name="T831">傳承</text:span><text:span text:style-name="T803">，。</text:span></text:p>
            </text:list-item>
            <text:list-item>
              <text:p text:style-name="P92"><text:span text:style-name="T832">學門</text:span><text:span text:style-name="T803">，資產、常識、人脈、</text:span><text:span text:style-name="T641">第</text:span><text:span text:style-name="T642">a層級意</text:span><text:span text:style-name="T863">識、假想世界</text:span><text:span text:style-name="T803">。</text:span></text:p>
            </text:list-item>
            <text:list-item>
              <text:p text:style-name="P93"><text:span text:style-name="T657">第</text:span><text:span text:style-name="T658">a層級</text:span><text:span text:style-name="T862">，</text:span><text:span text:style-name="T641">第0層</text:span><text:span text:style-name="T862">級相態</text:span><text:span text:style-name="T803">。</text:span></text:p>
            </text:list-item>
            <text:list-item>
              <text:p text:style-name="P94"><text:span text:style-name="T832">超自然現象</text:span><text:span text:style-name="T803">，日蝕、神化、神話化、信念化、</text:span><text:span text:style-name="T809">史金納箱的 鴿子、好奇、亞里斯多德、特斯拉、點亮 螢光燈管</text:span><text:span text:style-name="T803">。</text:span></text:p>
            </text:list-item>
          </text:list>
        </text:list-item>
        <text:list-item>
          <text:p text:style-name="P95"><text:span text:style-name="T650">_</text:span><text:bookmark-start text:name="_ (第13本)"/><text:span text:style-name="T650"> (第</text:span><text:span text:style-name="T655">1</text:span><text:span text:style-name="T661">3</text:span><text:span text:style-name="T650">本)</text:span><text:bookmark-end text:name="_ (第13本)"/></text:p>
          <text:list>
            <text:list-item>
              <text:p text:style-name="P246"><text:span text:style-name="T864">宗量層級</text:span><text:span text:style-name="T563">，。</text:span></text:p>
            </text:list-item>
            <text:list-item>
              <text:p text:style-name="P95"><text:span text:style-name="T659">&lt;?</text:span><text:span text:style-name="T660">a</text:span><text:span text:style-name="T659">&gt;個體</text:span><text:span text:style-name="T643">，第</text:span><text:span text:style-name="T644">a層級宗量個體</text:span><text:span text:style-name="T803">。</text:span></text:p>
            </text:list-item>
            <text:list-item>
              <text:p text:style-name="P96"><text:span text:style-name="T833">意識層個體</text:span><text:span text:style-name="T803">，第一層級法則、第二層級法則、第三層級意識。</text:span></text:p>
            </text:list-item>
          </text:list>
        </text:list-item>
        <text:list-item>
          <text:p text:style-name="P232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3"><text:span text:style-name="T177">宗量層級 與 尺度</text:span><text:span text:style-name="T277">，。</text:span></text:p>
            </text:list-item>
            <text:list-item>
              <text:p text:style-name="P233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2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7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4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5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7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70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9"><text:bookmark-start text:name="世界 (第1本)"/>世界<text:span text:style-name="T123"> (第1本)</text:span><text:bookmark-end text:name="世界 (第1本)"/></text:p>
          <text:list>
            <text:list-item>
              <text:p text:style-name="P271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50"><text:bookmark-start text:name="宇宙胞 (第1本)"/>宇宙胞<text:span text:style-name="T121"> (第1本)</text:span><text:bookmark-end text:name="宇宙胞 (第1本)"/></text:p>
          <text:list>
            <text:list-item>
              <text:p text:style-name="P216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7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8"><text:span text:style-name="T116">三角形</text:span><text:span text:style-name="T292">，。</text:span></text:p>
            </text:list-item>
            <text:list-item>
              <text:p text:style-name="P180"><text:span text:style-name="T380">3</text:span><text:span text:style-name="T149">，3+3、3*3，3//3</text:span><text:span text:style-name="T342">。</text:span></text:p>
            </text:list-item>
            <text:list-item>
              <text:p text:style-name="P181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2"><text:span text:style-name="T25">紫徽星</text:span><text:span text:style-name="T345">，。</text:span></text:p>
            </text:list-item>
            <text:list-item>
              <text:p text:style-name="P183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6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2"><text:span text:style-name="T216">既視感</text:span><text:span text:style-name="T227">，。</text:span></text:p>
            </text:list-item>
            <text:list-item>
              <text:p text:style-name="P273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4"><text:bookmark-start text:name="肉質層、意識層(第2本)"/><text:span text:style-name="T216">肉質層、意識層</text:span><text:span text:style-name="T542">(第</text:span><text:span text:style-name="T543">2</text:span><text:span text:style-name="T542">本)</text:span><text:bookmark-end text:name="肉質層、意識層(第2本)"/></text:p>
          <text:list>
            <text:list-item>
              <text:p text:style-name="P272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2"><text:span text:style-name="T216">物質文明、精神文明 與 成長期、成熟期、衰亡期</text:span><text:span text:style-name="T227">，。</text:span></text:p>
            </text:list-item>
            <text:list-item>
              <text:p text:style-name="P323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4"><text:bookmark-start text:name="肉質層、意識層(第3本)"/><text:span text:style-name="T213">肉質層、意識層</text:span><text:span text:style-name="T542">(第</text:span><text:span text:style-name="T544">3</text:span><text:span text:style-name="T542">本)</text:span><text:bookmark-end text:name="肉質層、意識層(第3本)"/></text:p>
          <text:list>
            <text:list-item>
              <text:p text:style-name="P118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、音速光</text:span><text:span text:style-name="T158">。</text:span></text:p>
            </text:list-item>
            <text:list-item>
              <text:p text:style-name="P119"><text:span text:style-name="T88">第三層級意識</text:span><text:span text:style-name="T158">，榮格、集體潛意識、前世、記憶。</text:span></text:p>
            </text:list-item>
            <text:list-item>
              <text:p text:style-name="P120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1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2"><text:bookmark-start text:name="肉質層、意識層(第4本)"/><text:span text:style-name="T107">肉質層、意識層</text:span><text:span text:style-name="T679">(第</text:span><text:span text:style-name="T680">4</text:span><text:span text:style-name="T679">本)</text:span><text:bookmark-end text:name="肉質層、意識層(第4本)"/></text:p>
          <text:list>
            <text:list-item>
              <text:p text:style-name="P123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5">、冥想</text:span><text:span text:style-name="T751">、</text:span><text:span text:style-name="T574">（存在 + 變化）</text:span><text:span text:style-name="T575">、心靈平靜、相溶、變化、雜念、雜質、波濤洶湧、</text:span><text:span text:style-name="T754">量子隧穿效應</text:span><text:span text:style-name="T158">。</text:span></text:p>
            </text:list-item>
            <text:list-item>
              <text:p text:style-name="P124"><text:span text:style-name="T814">肉質層個體、意識層個體 感測、交互作用</text:span><text:span text:style-name="T751">，。</text:span></text:p>
            </text:list-item>
          </text:list>
        </text:list-item>
        <text:list-item>
          <text:p text:style-name="P253"><text:bookmark-start text:name="宗教 (第1本)"/>宗教<text:span text:style-name="T685"> (第1本</text:span><text:span text:style-name="T686">)</text:span><text:bookmark-end text:name="宗教 (第1本)"/></text:p>
          <text:list>
            <text:list-item>
              <text:p text:style-name="P234"><text:span text:style-name="T121">宗教</text:span><text:span text:style-name="T259">，未知、隨機性強化、已知的敬畏、克蘇魯、無法描述、不可描述、阿努納奇、世界的敬畏、</text:span><text:span text:style-name="T847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6">泰德卡辛斯基、</text:span><text:span text:style-name="T270">皮亞杰、平衡、</text:span><text:span text:style-name="T557">影片、YouTube、天動說、地動說、伽利略、</text:span><text:span text:style-name="T558">&lt;?</text:span><text:span text:style-name="T559">[]&gt;個體、</text:span><text:span text:style-name="T848">真實世界、</text:span><text:span text:style-name="T559">第</text:span><text:span text:style-name="T560">a層</text:span><text:span text:style-name="T849">級敬畏</text:span><text:span text:style-name="T270">。</text:span></text:p>
            </text:list-item>
            <text:list-item>
              <text:p text:style-name="P184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5"><text:span text:style-name="T645">宗教行為</text:span><text:span text:style-name="T572">，拜拜、禱告、燒香、鞭炮、繞境、陣頭</text:span><text:span text:style-name="T573">、</text:span><text:span text:style-name="T572">上帝、撒旦、</text:span><text:span text:style-name="T573">史金納箱、趨光性、昆蟲、電燈、蠟燭</text:span><text:span text:style-name="T572">、慶典、張國松、死靈之書、</text:span><text:span text:style-name="T575">祭祖、</text:span><text:span text:style-name="T576">達克效應</text:span><text:span text:style-name="T572">。</text:span></text:p>
            </text:list-item>
            <text:list-item>
              <text:p text:style-name="P186"><text:span text:style-name="T812">訊息</text:span><text:span text:style-name="T752">，不要、教會、教徒、強迫、跪拜、拜偶像、</text:span><text:span text:style-name="T776">迷信、盲信</text:span><text:span text:style-name="T752">。</text:span></text:p>
            </text:list-item>
            <text:list-item>
              <text:p text:style-name="P187"><text:span text:style-name="T812">邪惡宗教</text:span><text:span text:style-name="T752">，隨印現象</text:span><text:span text:style-name="T577">、DDOS、房角石</text:span><text:span text:style-name="T752">。</text:span></text:p>
            </text:list-item>
            <text:list-item>
              <text:p text:style-name="P188"><text:span text:style-name="T663">信仰、信念、中心思想、世界觀、價值觀</text:span><text:span text:style-name="T578">，單一、一小群、一大群、正常個體。</text:span></text:p>
            </text:list-item>
            <text:list-item>
              <text:p text:style-name="P188"><text:span text:style-name="T663">異端</text:span><text:span text:style-name="T578">，天動說、地動說、進化論。</text:span></text:p>
            </text:list-item>
          </text:list>
        </text:list-item>
        <text:list-item>
          <text:p text:style-name="P189"><text:bookmark-start text:name="社會 (第1本)"/><text:span text:style-name="T663">社會</text:span><text:span text:style-name="T665"> (第1本</text:span><text:span text:style-name="T682">)</text:span><text:bookmark-end text:name="社會 (第1本)"/></text:p>
          <text:list>
            <text:list-item>
              <text:p text:style-name="P190"><text:span text:style-name="T663">階級複製</text:span><text:span text:style-name="T578">，資產、常識、人脈、</text:span><text:span text:style-name="T774">肉質層型傳承、被賦予型傳承、意識層型傳承、關係型傳承、</text:span><text:span text:style-name="T773">布朗芬布倫納、</text:span><text:span text:style-name="T775">生態系統理論</text:span><text:span text:style-name="T578">。</text:span></text:p>
            </text:list-item>
            <text:list-item>
              <text:p text:style-name="P191"><text:span text:style-name="T663">習俗</text:span><text:span text:style-name="T578">，火雞、農曆年、放煙火、</text:span><text:span text:style-name="T784">正常個體、只吃熟食、加熱食物、煮熟食物、檢查食物有沒有熟</text:span><text:span text:style-name="T578">。</text:span></text:p>
            </text:list-item>
          </text:list>
        </text:list-item>
        <text:list-item>
          <text:p text:style-name="P251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7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8"><text:span text:style-name="T427">從軍 與 性別</text:span><text:span text:style-name="T438">，當兵。</text:span></text:p>
            </text:list-item>
          </text:list>
        </text:list-item>
        <text:list-item>
          <text:p text:style-name="P251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7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9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30"><text:span text:style-name="T69">冥想</text:span><text:span text:style-name="T128">，。</text:span></text:p>
            </text:list-item>
          </text:list>
        </text:list-item>
        <text:list-item>
          <text:p text:style-name="P248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4"><text:span text:style-name="T37">老子</text:span><text:span text:style-name="T897">，第二層級湧現。</text:span></text:p>
            </text:list-item>
            <text:list-item>
              <text:p text:style-name="P215"><text:span text:style-name="T115">莊子</text:span><text:span text:style-name="T289">，。</text:span></text:p>
            </text:list-item>
            <text:list-item>
              <text:p text:style-name="P215"><text:span text:style-name="T115">尼采</text:span><text:span text:style-name="T289">，。</text:span></text:p>
            </text:list-item>
            <text:list-item>
              <text:p text:style-name="P31"><text:span text:style-name="T73">孔子</text:span><text:span text:style-name="T127">，仁。</text:span></text:p>
            </text:list-item>
            <text:list-item>
              <text:p text:style-name="P31"><text:span text:style-name="T73">釋迦牟尼</text:span><text:span text:style-name="T127">，佛家。</text:span></text:p>
            </text:list-item>
          </text:list>
        </text:list-item>
        <text:list-item>
          <text:p text:style-name="P32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3"><text:span text:style-name="T9">七個習慣</text:span><text:span text:style-name="T321">，。</text:span></text:p>
            </text:list-item>
            <text:list-item>
              <text:p text:style-name="P33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4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5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6"><text:span text:style-name="T9">克拉克三定律</text:span><text:span text:style-name="T321">，。</text:span></text:p>
            </text:list-item>
            <text:list-item>
              <text:p text:style-name="P37"><text:span text:style-name="T9">泰德卡辛斯基</text:span><text:span text:style-name="T321">，工業社會及其未來。</text:span></text:p>
            </text:list-item>
            <text:list-item>
              <text:p text:style-name="P38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9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9"><text:span text:style-name="T9">海奧華預言</text:span><text:span text:style-name="T321">，。</text:span></text:p>
            </text:list-item>
            <text:list-item>
              <text:p text:style-name="P40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1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2"><text:span text:style-name="T10">布萊恩魏斯</text:span><text:span text:style-name="T324">，前世今生。</text:span></text:p>
            </text:list-item>
            <text:list-item>
              <text:p text:style-name="P43"><text:span text:style-name="T12">天狼星人</text:span><text:span text:style-name="T326">，。</text:span></text:p>
            </text:list-item>
            <text:list-item>
              <text:p text:style-name="P44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6">密度，海洋、高密度、低密度、黑體、影子、投影、密度型潛水夫病、莊子、德人、地球、</text:span><text:span text:style-name="T624">細胞分裂、基督教、上提、日月神示、脫核、紅血球、吸收光、</text:span><text:span text:style-name="T797">量子躍遷、電子</text:span><text:span text:style-name="T796">、型態層級、宗體層層級</text:span><text:span text:style-name="T326">。</text:span></text:p>
            </text:list-item>
            <text:list-item>
              <text:p text:style-name="P45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6"><text:span text:style-name="T13">凱莉麥高妮格</text:span><text:span text:style-name="T329">，自我批評。</text:span></text:p>
            </text:list-item>
            <text:list-item>
              <text:p text:style-name="P47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8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9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50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1"><text:span text:style-name="T14">吉爾伽美什</text:span><text:span text:style-name="T330">，。</text:span></text:p>
            </text:list-item>
            <text:list-item>
              <text:p text:style-name="P52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2"><text:span text:style-name="T16">斯多葛</text:span><text:span text:style-name="T334">，心靈平靜。</text:span></text:p>
            </text:list-item>
            <text:list-item>
              <text:p text:style-name="P53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1">溫度、冷漠、活躍、愛、星星的孩子、阿米、雲、層積雲、霧、濕氣</text:span><text:span text:style-name="T336">。</text:span></text:p>
            </text:list-item>
            <text:list-item>
              <text:p text:style-name="P97"><text:span text:style-name="T18">柯文哲</text:span><text:span text:style-name="T336">，。</text:span></text:p>
            </text:list-item>
            <text:list-item>
              <text:p text:style-name="P97"><text:span text:style-name="T18">魯迅</text:span><text:span text:style-name="T336">，儒家。</text:span></text:p>
            </text:list-item>
            <text:list-item>
              <text:p text:style-name="P98"><text:span text:style-name="T19">西賽羅</text:span><text:span text:style-name="T339">，劣根性。</text:span></text:p>
            </text:list-item>
            <text:list-item>
              <text:p text:style-name="P99"><text:span text:style-name="T19">柏拉圖</text:span><text:span text:style-name="T339">，。</text:span></text:p>
            </text:list-item>
            <text:list-item>
              <text:p text:style-name="P100"><text:span text:style-name="T19">榮格</text:span><text:span text:style-name="T339">，。</text:span></text:p>
            </text:list-item>
            <text:list-item>
              <text:p text:style-name="P101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2"><text:span text:style-name="T19">銀河英雄傳說</text:span><text:span text:style-name="T339">，。</text:span></text:p>
            </text:list-item>
            <text:list-item>
              <text:p text:style-name="P103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4"><text:span text:style-name="T19">柏拉圖</text:span><text:span text:style-name="T339">，。</text:span></text:p>
            </text:list-item>
            <text:list-item>
              <text:p text:style-name="P104"><text:span text:style-name="T23">畢達哥拉斯</text:span><text:span text:style-name="T339">，。</text:span></text:p>
            </text:list-item>
            <text:list-item>
              <text:p text:style-name="P105"><text:span text:style-name="T23">笛卡爾</text:span><text:span text:style-name="T339">，。</text:span></text:p>
            </text:list-item>
          </text:list>
        </text:list-item>
        <text:list-item>
          <text:p text:style-name="P235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3"><text:span text:style-name="T19">康德</text:span><text:span text:style-name="T339">，。</text:span></text:p>
            </text:list-item>
            <text:list-item>
              <text:p text:style-name="P106"><text:span text:style-name="T23">馬爾庫塞</text:span><text:span text:style-name="T339">，。</text:span></text:p>
            </text:list-item>
            <text:list-item>
              <text:p text:style-name="P107"><text:span text:style-name="T23">真理</text:span><text:span text:style-name="T339">，。</text:span></text:p>
            </text:list-item>
          </text:list>
        </text:list-item>
        <text:list-item>
          <text:p text:style-name="P267"><text:bookmark-start text:name="哲學 (莊子) (第1本)"/><text:span text:style-name="T893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4">（</text:span><text:span text:style-name="T895">@user-fl8vc2uv8y（YouTube）</text:span><text:span text:style-name="T896">）</text:span></text:p>
          <text:list>
            <text:list-item>
              <text:p text:style-name="P108"><text:span text:style-name="T75">逍遙</text:span><text:span text:style-name="T132">，。</text:span></text:p>
            </text:list-item>
            <text:list-item>
              <text:p text:style-name="P108"><text:span text:style-name="T76">逍遙遊</text:span><text:span text:style-name="T134">，。</text:span></text:p>
            </text:list-item>
            <text:list-item>
              <text:p text:style-name="P108"><text:span text:style-name="T73">萬物皆無用，萬物皆有用</text:span><text:span text:style-name="T127">，。</text:span></text:p>
            </text:list-item>
            <text:list-item>
              <text:p text:style-name="P108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8"><text:span text:style-name="T73">人籟、地籟、天籟</text:span><text:span text:style-name="T127">，。</text:span></text:p>
            </text:list-item>
            <text:list-item>
              <text:p text:style-name="P108"><text:span text:style-name="T73">天地與我並生，萬物與我為一</text:span><text:span text:style-name="T127">，。</text:span></text:p>
            </text:list-item>
            <text:list-item>
              <text:p text:style-name="P108"><text:span text:style-name="T73">為善不近名，為惡不近刑</text:span><text:span text:style-name="T127">，。</text:span></text:p>
            </text:list-item>
            <text:list-item>
              <text:p text:style-name="P108"><text:span text:style-name="T73">庖丁解牛</text:span><text:span text:style-name="T127">，。</text:span></text:p>
            </text:list-item>
            <text:list-item>
              <text:p text:style-name="P108"><text:span text:style-name="T73">指窮於薪，火傳也，不知其盡也</text:span><text:span text:style-name="T127">，。</text:span></text:p>
            </text:list-item>
            <text:list-item>
              <text:p text:style-name="P108"><text:span text:style-name="T8">順應自然</text:span><text:span text:style-name="T320">，。</text:span></text:p>
            </text:list-item>
            <text:list-item>
              <text:p text:style-name="P108"><text:span text:style-name="T8">至人</text:span><text:span text:style-name="T320">，。</text:span></text:p>
            </text:list-item>
            <text:list-item>
              <text:p text:style-name="P108"><text:span text:style-name="T8">世人皆知有用之用，卻不知無用之用</text:span><text:span text:style-name="T320">，。</text:span></text:p>
            </text:list-item>
            <text:list-item>
              <text:p text:style-name="P108"><text:span text:style-name="T8">身處亂世，順應自然</text:span><text:span text:style-name="T320">，。</text:span></text:p>
            </text:list-item>
            <text:list-item>
              <text:p text:style-name="P108"><text:span text:style-name="T8">才全德不形</text:span><text:span text:style-name="T320">，。</text:span></text:p>
            </text:list-item>
            <text:list-item>
              <text:p text:style-name="P108"><text:span text:style-name="T8">大道</text:span><text:span text:style-name="T320">，。</text:span></text:p>
            </text:list-item>
            <text:list-item>
              <text:p text:style-name="P108"><text:span text:style-name="T11">真知</text:span><text:span text:style-name="T325">，。</text:span></text:p>
            </text:list-item>
            <text:list-item>
              <text:p text:style-name="P108"><text:span text:style-name="T11">真人</text:span><text:span text:style-name="T325">，。</text:span></text:p>
            </text:list-item>
            <text:list-item>
              <text:p text:style-name="P108"><text:span text:style-name="T11">櫻寧</text:span><text:span text:style-name="T325">，。</text:span></text:p>
            </text:list-item>
            <text:list-item>
              <text:p text:style-name="P108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8"><text:span text:style-name="T9">空明</text:span><text:span text:style-name="T321">，。</text:span></text:p>
            </text:list-item>
            <text:list-item>
              <text:p text:style-name="P108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8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8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8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8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8"><text:span text:style-name="T9">盛德</text:span><text:span text:style-name="T321">，自然無為、自然而為、定命、樹木、光合作用。</text:span></text:p>
            </text:list-item>
            <text:list-item>
              <text:p text:style-name="P108"><text:span text:style-name="T9">秉性</text:span><text:span text:style-name="T321">，。</text:span></text:p>
            </text:list-item>
            <text:list-item>
              <text:p text:style-name="P108"><text:span text:style-name="T9">聖治</text:span><text:span text:style-name="T321">，仁、義、禮、樂、道、德、法、孝。</text:span></text:p>
            </text:list-item>
            <text:list-item>
              <text:p text:style-name="P108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8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8"><text:span text:style-name="T9">全德</text:span><text:span text:style-name="T321">，。</text:span></text:p>
            </text:list-item>
            <text:list-item>
              <text:p text:style-name="P108"><text:span text:style-name="T9">自得</text:span><text:span text:style-name="T321">，。</text:span></text:p>
            </text:list-item>
            <text:list-item>
              <text:p text:style-name="P108"><text:span text:style-name="T9">渾沌</text:span><text:span text:style-name="T321">，。</text:span></text:p>
            </text:list-item>
            <text:list-item>
              <text:p text:style-name="P108"><text:span text:style-name="T9">上皇</text:span><text:span text:style-name="T321">，大道、大海、風、船、動能個體。</text:span></text:p>
            </text:list-item>
            <text:list-item>
              <text:p text:style-name="P109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6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7"><text:span text:style-name="T188">阿米</text:span><text:span text:style-name="T279">，。</text:span></text:p>
            </text:list-item>
            <text:list-item>
              <text:p text:style-name="P237"><text:span text:style-name="T121">星星的孩子</text:span><text:span text:style-name="T259">，宇宙基本法則。</text:span></text:p>
            </text:list-item>
            <text:list-item>
              <text:p text:style-name="P238"><text:span text:style-name="T121">宇宙之心</text:span><text:span text:style-name="T259">，</text:span><text:span text:style-name="T273">。</text:span></text:p>
              <text:list>
                <text:list-item>
                  <text:p text:style-name="P238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9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4"><text:span text:style-name="T892">基督教</text:span><text:span text:style-name="T891">，因信稱義、悔改、愛、末日審判、星星、</text:span><text:span text:style-name="T416">定航</text:span><text:span text:style-name="T891">、房角石、順性的罪、逆性的罪。</text:span></text:p>
              <text:list>
                <text:list-item>
                  <text:p text:style-name="P55"><text:span text:style-name="T886">聖經</text:span><text:span text:style-name="T876">，</text:span><text:span text:style-name="T461">瀏覽器、</text:span><text:span text:style-name="T460">Chromium、Edge</text:span><text:span text:style-name="T876">。</text:span></text:p>
                </text:list-item>
              </text:list>
            </text:list-item>
            <text:list-item>
              <text:p text:style-name="P54"><text:span text:style-name="T892">傳道書</text:span><text:span text:style-name="T891">，</text:span><text:span text:style-name="T459">Log檔、Log系</text:span><text:span text:style-name="T875">統、審判系統</text:span><text:span text:style-name="T891">。</text:span></text:p>
            </text:list-item>
            <text:list-item>
              <text:p text:style-name="P56"><text:span text:style-name="T892">箴言</text:span><text:span text:style-name="T321">，生命的泉源、尼采、查驗、喝酒、損傷。</text:span></text:p>
            </text:list-item>
            <text:list-item>
              <text:p text:style-name="P57"><text:span text:style-name="T10">十誡</text:span><text:span text:style-name="T324">，。</text:span></text:p>
            </text:list-item>
            <text:list-item>
              <text:p text:style-name="P58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9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9"><text:span text:style-name="T9">詩篇</text:span><text:span text:style-name="T321">，。</text:span></text:p>
            </text:list-item>
            <text:list-item>
              <text:p text:style-name="P161"><text:span text:style-name="T26">以諾書</text:span><text:span text:style-name="T349">，。</text:span></text:p>
            </text:list-item>
            <text:list-item>
              <text:p text:style-name="P162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3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4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4"><text:span text:style-name="T31">出埃及記</text:span><text:span text:style-name="T353">，以命還命、以眼還眼。</text:span></text:p>
            </text:list-item>
            <text:list-item>
              <text:p text:style-name="P165"><text:span text:style-name="T32">假定，</text:span><text:span text:style-name="T817">（基督教 認定的）</text:span><text:span text:style-name="T818">彌賽亞 </text:span><text:span text:style-name="T874">↔</text:span><text:span text:style-name="T818"> 本書</text:span><text:span text:style-name="T758">，</text:span><text:span text:style-name="T760">啟示錄第十二章的婦</text:span><text:span text:style-name="T758">人、</text:span><text:span text:style-name="T762">羅德、</text:span><text:span text:style-name="T763">霍皮族、</text:span><text:span text:style-name="T580">阿米、星星的孩子</text:span><text:span text:style-name="T758">。</text:span></text:p>
            </text:list-item>
            <text:list-item>
              <text:p text:style-name="P166"><text:span text:style-name="T819">映射</text:span><text:span text:style-name="T759">，。</text:span></text:p>
            </text:list-item>
          </text:list>
        </text:list-item>
        <text:list-item>
          <text:p text:style-name="P240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5"><text:span text:style-name="T196">預言</text:span><text:span text:style-name="T241">，</text:span><text:span text:style-name="T899">本書的 存在</text:span><text:span text:style-name="T241">。</text:span></text:p>
            </text:list-item>
            <text:list-item>
              <text:p text:style-name="P325"><text:span text:style-name="T196">絕對零度</text:span><text:span text:style-name="T241">，。</text:span></text:p>
            </text:list-item>
            <text:list-item>
              <text:p text:style-name="P325"><text:span text:style-name="T196">過去、預言、遙視 與 未來、反預言、反遙視</text:span><text:span text:style-name="T241">，流水線。</text:span></text:p>
            </text:list-item>
            <text:list-item>
              <text:p text:style-name="P326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7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8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9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8"><text:span text:style-name="T901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30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4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31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2"><text:span text:style-name="T373">法蒂瑪的三個預言</text:span><text:span text:style-name="T366">，。</text:span></text:p>
            </text:list-item>
          </text:list>
        </text:list-item>
        <text:list-item>
          <text:p text:style-name="P333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3"><text:span text:style-name="T212">人類</text:span><text:span text:style-name="T252">，</text:span><text:span text:style-name="T366">。</text:span></text:p>
            </text:list-item>
            <text:list-item>
              <text:p text:style-name="P349"><text:span text:style-name="T748">神</text:span><text:span text:style-name="T361">，道、德、神類文明、神級文明、客觀、主觀、</text:span><text:span text:style-name="T524">手機</text:span><text:span text:style-name="T361">。</text:span></text:p>
            </text:list-item>
            <text:list-item>
              <text:p text:style-name="P333"><text:span text:style-name="T373">預言</text:span><text:span text:style-name="T366">，。</text:span></text:p>
            </text:list-item>
          </text:list>
        </text:list-item>
        <text:list-item>
          <text:p text:style-name="P275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4"><text:span text:style-name="T199">能量、儲量、假想量</text:span><text:span text:style-name="T240">，</text:span><text:span text:style-name="T747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5"><text:span text:style-name="T206">轉換</text:span><text:span text:style-name="T248">，。</text:span></text:p>
            </text:list-item>
            <text:list-item>
              <text:p text:style-name="P336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4">道路型光痕、擾動型光痕、聲音</text:span><text:span text:style-name="T240">。</text:span></text:p>
            </text:list-item>
          </text:list>
        </text:list-item>
        <text:list-item>
          <text:p text:style-name="P241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5"><text:span text:style-name="T207">剛體</text:span><text:span text:style-name="T249">，。</text:span></text:p>
            </text:list-item>
            <text:list-item>
              <text:p text:style-name="P337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8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9"><text:span text:style-name="T109">量子退相干</text:span><text:span text:style-name="T282">，量子退相干、</text:span><text:span text:style-name="T305">飛輪、</text:span><text:span text:style-name="T852">銀原子束、不均勻磁場</text:span><text:span text:style-name="T282">。</text:span></text:p>
            </text:list-item>
            <text:list-item>
              <text:p text:style-name="P220"><text:span text:style-name="T119">光電效應</text:span><text:span text:style-name="T304">，。</text:span></text:p>
            </text:list-item>
            <text:list-item>
              <text:p text:style-name="P221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9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5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40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5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6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6"><text:span text:style-name="T220">反物質</text:span><text:span text:style-name="T257">，。</text:span></text:p>
            </text:list-item>
            <text:list-item>
              <text:p text:style-name="P346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6"><text:span text:style-name="T220">萬有引力</text:span><text:span text:style-name="T257">，長尾夾。</text:span></text:p>
            </text:list-item>
            <text:list-item>
              <text:p text:style-name="P346"><text:span text:style-name="T220">宇宙背景輻射</text:span><text:span text:style-name="T257">，。</text:span></text:p>
            </text:list-item>
            <text:list-item>
              <text:p text:style-name="P242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3"><text:span text:style-name="T311">熱力學第二定律</text:span><text:span text:style-name="T47">，。</text:span></text:p>
            </text:list-item>
            <text:list-item>
              <text:p text:style-name="P176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902">n</text:span><text:span text:style-name="T906">≥</text:span><text:span text:style-name="T903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7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6"><text:bookmark-start text:name="能量、儲量 (第5本)"/><text:span text:style-name="T665">能量、儲量 (第</text:span><text:span text:style-name="T666">5</text:span><text:span text:style-name="T665">本)</text:span><text:bookmark-end text:name="能量、儲量 (第5本)"/></text:p>
          <text:list>
            <text:list-item>
              <text:p text:style-name="P178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9"><text:span text:style-name="T65">迪拉克之海</text:span><text:span text:style-name="T191">，。</text:span></text:p>
            </text:list-item>
            <text:list-item>
              <text:p text:style-name="P179"><text:span text:style-name="T65">真空能量</text:span><text:span text:style-name="T191">，。</text:span></text:p>
            </text:list-item>
            <text:list-item>
              <text:p text:style-name="P179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2"><text:span text:style-name="T66">波粒二象性</text:span><text:span text:style-name="T122">，力存在、力變化、光存在、光變化。</text:span></text:p>
            </text:list-item>
            <text:list-item>
              <text:p text:style-name="P192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8"><text:span text:style-name="T64">電子</text:span><text:span text:style-name="T121">，電子</text:span><text:span text:style-name="T311">。</text:span></text:p>
            </text:list-item>
            <text:list-item>
              <text:p text:style-name="P195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6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3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6"><text:bookmark-start text:name="能量、儲量 (第6本)"/><text:span text:style-name="T665">能量、儲量 (第</text:span><text:span text:style-name="T671">6</text:span><text:span text:style-name="T665">本)</text:span><text:bookmark-end text:name="能量、儲量 (第6本)"/></text:p>
          <text:list>
            <text:list-item>
              <text:p text:style-name="P197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7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8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2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2"><text:span text:style-name="T109">宇宙膨脹</text:span><text:span text:style-name="T282">，宇宙膨脹。</text:span></text:p>
            </text:list-item>
            <text:list-item>
              <text:p text:style-name="P127"><text:span text:style-name="T24">相對論</text:span><text:span text:style-name="T342">，</text:span><text:span text:style-name="T604">E = </text:span><text:span text:style-name="T605">mc</text:span><text:span text:style-name="T890">2</text:span><text:span text:style-name="T605">、</text:span><text:span text:style-name="T604">波態、粒子態、</text:span><text:span text:style-name="T596">第</text:span><text:span text:style-name="T606">1</text:span><text:span text:style-name="T602">層級宗態個體</text:span><text:span text:style-name="T605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8"><text:span text:style-name="T87">空間</text:span><text:span text:style-name="T126">，。</text:span></text:p>
            </text:list-item>
          </text:list>
        </text:list-item>
        <text:list-item>
          <text:p text:style-name="P129"><text:bookmark-start text:name="能量、儲量 (第7本)"/><text:span text:style-name="T665">能量、儲量 (第</text:span><text:span text:style-name="T672">7</text:span><text:span text:style-name="T665">本)</text:span><text:bookmark-end text:name="能量、儲量 (第7本)"/></text:p>
          <text:list>
            <text:list-item>
              <text:p text:style-name="P130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7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30"><text:bookmark-start text:name="能量、儲量 (第7本)1"/><text:bookmark-start text:name="能量、儲量 (第8本)"/><text:span text:style-name="T665">能量、儲量 (第</text:span><text:span text:style-name="T673">8</text:span><text:span text:style-name="T665">本)</text:span><text:bookmark-end text:name="能量、儲量 (第7本)1"/><text:bookmark-end text:name="能量、儲量 (第8本)"/></text:p>
          <text:list>
            <text:list-item>
              <text:p text:style-name="P131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2"><text:span text:style-name="T87">振盪</text:span><text:span text:style-name="T126">，密度、水球</text:span><text:span text:style-name="T158">。</text:span></text:p>
            </text:list-item>
            <text:list-item>
              <text:p text:style-name="P23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4"><text:bookmark-start text:name="能量、儲量 (第9本)"/><text:span text:style-name="T665">能量、儲量 (第</text:span><text:span text:style-name="T674">9</text:span><text:span text:style-name="T665">本)</text:span><text:bookmark-end text:name="能量、儲量 (第9本)"/></text:p>
          <text:list>
            <text:list-item>
              <text:p text:style-name="P133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5">黑洞、</text:span><text:span text:style-name="T187">天象學</text:span><text:span text:style-name="T123">。</text:span></text:p>
            </text:list-item>
            <text:list-item>
              <text:p text:style-name="P134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5"><text:span text:style-name="T67">空間節點密度</text:span><text:span text:style-name="T123">，電視</text:span><text:span text:style-name="T769">、</text:span><text:span text:style-name="T123">RGB型灰階影像、</text:span><text:span text:style-name="T769">宗疊、遙視、預知未來、意識層型時空旅行、肉質層型時空旅行、錯位、互換、</text:span><text:span text:style-name="T770">互換型</text:span><text:span text:style-name="T771">肉質層型時空旅行、</text:span><text:span text:style-name="T770">複製型</text:span><text:span text:style-name="T771">肉質層型時空旅行、</text:span><text:span text:style-name="T772">移動型肉質層型空間旅行、複製型肉質層型空間旅行</text:span><text:span text:style-name="T123">。</text:span></text:p>
            </text:list-item>
            <text:list-item>
              <text:p text:style-name="P136"><text:span text:style-name="T815">黑洞</text:span><text:span text:style-name="T755">，吸光型黑洞、吸電磁波型黑洞、</text:span><text:span text:style-name="T579">&lt;?a</text:span><text:span text:style-name="T887">x</text:span><text:span text:style-name="T889">≥</text:span><text:span text:style-name="T888">u</text:span><text:span text:style-name="T579">&gt;、橫波、重力波、波態光、粒子態光、</text:span><text:span text:style-name="T607">第</text:span><text:span text:style-name="T608">4</text:span><text:span text:style-name="T607">層</text:span><text:span text:style-name="T756">級（以上）宗態譜個體、</text:span><text:span text:style-name="T789">被黑洞 加壓、</text:span><text:span text:style-name="T756">沒有 失效</text:span><text:span text:style-name="T755">。</text:span></text:p>
            </text:list-item>
          </text:list>
        </text:list-item>
        <text:list-item>
          <text:p text:style-name="P137"><text:bookmark-start text:name="能量、儲量 (第10本)"/><text:span text:style-name="T665">能量、儲量 (第</text:span><text:span text:style-name="T675">10</text:span><text:span text:style-name="T665">本)</text:span><text:bookmark-end text:name="能量、儲量 (第10本)"/></text:p>
          <text:list>
            <text:list-item>
              <text:p text:style-name="P138"><text:span text:style-name="T816">類星體</text:span><text:span text:style-name="T756">，紅移、亮度、超光速噴流、</text:span><text:span text:style-name="T757">柏拉圖、洞穴理論、活動星系核</text:span><text:span text:style-name="T756">。</text:span></text:p>
            </text:list-item>
            <text:list-item>
              <text:p text:style-name="P139"><text:span text:style-name="T820">麥</text:span><text:span text:style-name="T664">斯威爾</text:span><text:span text:style-name="T816">妖</text:span><text:span text:style-name="T756">，第二型永動機、三稜鏡、光、紫光、紅光、</text:span><text:span text:style-name="T761">雙狹縫實驗、洞、隔板、</text:span><text:span text:style-name="T756">高通濾波器</text:span><text:span text:style-name="T761">、低通濾波器、帶通濾波器</text:span><text:span text:style-name="T756">。</text:span></text:p>
            </text:list-item>
            <text:list-item>
              <text:p text:style-name="P140"><text:span text:style-name="T821">力譜</text:span><text:span text:style-name="T761">，</text:span><text:span text:style-name="T750">可觸</text:span><text:span text:style-name="T761">力譜、不可觸力譜、光譜、可見光譜、不可見光譜、</text:span><text:span text:style-name="T764">宗量、</text:span><text:span text:style-name="T761">可</text:span><text:span text:style-name="T581">&lt;?</text:span><text:span text:style-name="T582">a</text:span><text:span text:style-name="T764">&gt;</text:span><text:span text:style-name="T761">譜、不可</text:span><text:span text:style-name="T581">&lt;?</text:span><text:span text:style-name="T582">a</text:span><text:span text:style-name="T764">&gt;</text:span><text:span text:style-name="T761">譜、</text:span><text:span text:style-name="T581">X光</text:span><text:span text:style-name="T761">線。</text:span></text:p>
            </text:list-item>
            <text:list-item>
              <text:p text:style-name="P141"><text:span text:style-name="T822">相態</text:span><text:span text:style-name="T767">，</text:span><text:span text:style-name="T761">相同層級</text:span><text:span text:style-name="T767">相態、三相態、水、空間、相態</text:span><text:span text:style-name="T761">層級、</text:span><text:span text:style-name="T596">第</text:span><text:span text:style-name="T597">0層級相態</text:span><text:span text:style-name="T767">。</text:span></text:p>
            </text:list-item>
            <text:list-item>
              <text:p text:style-name="P142"><text:span text:style-name="T669">重力波</text:span><text:span text:style-name="T767">，泡泡、凹陷、層級型態。</text:span></text:p>
            </text:list-item>
          </text:list>
        </text:list-item>
        <text:list-item>
          <text:p text:style-name="P143"><text:bookmark-start text:name="能量、儲量 (第11本)"/><text:span text:style-name="T665">能量、儲量 (第</text:span><text:span text:style-name="T675">11</text:span><text:span text:style-name="T665">本)</text:span><text:bookmark-end text:name="能量、儲量 (第11本)"/></text:p>
          <text:list>
            <text:list-item>
              <text:p text:style-name="P144"><text:span text:style-name="T670">量子</text:span><text:span text:style-name="T767">，固態型行星、液態型行星、氣態型行星、電漿型行星、地表</text:span><text:span text:style-name="T780">、地殼、地幔、普朗克、</text:span><text:span text:style-name="T781">銀原子束、愛因斯坦、光電效應、量子穿隧現象、超導體、</text:span><text:span text:style-name="T777">庫博對、粒子、波、冰塊、霧、小碎冰、固態水、液態水、氣態水、電漿態水、</text:span><text:span text:style-name="T598">（</text:span><text:span text:style-name="T599">a</text:span><text:span text:style-name="T598">%固態水 + </text:span><text:span text:style-name="T599">b%</text:span><text:span text:style-name="T598">液態水 + </text:span><text:span text:style-name="T599">c%</text:span><text:span text:style-name="T598">氣態水）、</text:span><text:span text:style-name="T588">（x%）</text:span><text:span text:style-name="T587">粒子 </text:span><text:span text:style-name="T588">+（100%-x%）</text:span><text:span text:style-name="T587">波、三態變化</text:span><text:span text:style-name="T597">、</text:span><text:span text:style-name="T594">第</text:span><text:span text:style-name="T595">a</text:span><text:span text:style-name="T778">層級相態的水</text:span><text:span text:style-name="T587">、</text:span><text:span text:style-name="T596">第</text:span><text:span text:style-name="T597">0層級相態</text:span><text:span text:style-name="T778">的水、</text:span><text:span text:style-name="T589">波粒二象性、</text:span><text:span text:style-name="T779">體積、形狀、顏色、自旋頻率、自旋震幅、自旋相位差、電子、夸克、波爾、量子疊加態、</text:span><text:span text:style-name="T782">薛丁格的貓</text:span><text:span text:style-name="T767">、</text:span><text:span text:style-name="T779">測不準原理、海森堡、力場、磁場、反推出、扭力、扭轉角度、自轉、</text:span><text:span text:style-name="T783">關鍵字 精簡版列表</text:span><text:span text:style-name="T767">。</text:span></text:p>
            </text:list-item>
          </text:list>
        </text:list-item>
        <text:list-item>
          <text:p text:style-name="P145"><text:bookmark-start text:name="能量、儲量 (第12本)"/><text:span text:style-name="T665">能量、儲量 (第</text:span><text:span text:style-name="T675">1</text:span><text:span text:style-name="T676">2</text:span><text:span text:style-name="T665">本)</text:span><text:bookmark-end text:name="能量、儲量 (第12本)"/></text:p>
          <text:list>
            <text:list-item>
              <text:p text:style-name="P146"><text:span text:style-name="T824">宗態</text:span><text:span text:style-name="T767">，命名方式、命名規則、命名規律、</text:span><text:span text:style-name="T779">宗態層級、第</text:span><text:span text:style-name="T610">零</text:span><text:span text:style-name="T779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600">無限分割、無限細分、上帝不擲骰子、</text:span><text:span text:style-name="T594">第</text:span><text:span text:style-name="T601">a層級宗量、空氣、水、土壤、絕對零度、自轉速度、</text:span><text:span text:style-name="T867">宗速運動</text:span><text:span text:style-name="T593">頻率</text:span><text:span text:style-name="T790">、靜者恆靜、動者恆動、都普勒效應</text:span><text:span text:style-name="T787">、拋物</text:span><text:span text:style-name="T592">線運動</text:span><text:span text:style-name="T787">、垂直加速度</text:span><text:span text:style-name="T790">、</text:span><text:span text:style-name="T590">小繩子、繩速、減速度運動、</text:span><text:span text:style-name="T591">&lt;?</text:span><text:span text:style-name="T592">a&gt;個</text:span><text:span text:style-name="T787">體型態譜、</text:span><text:span text:style-name="T592">第a層</text:span><text:span text:style-name="T787">級個體型態譜、波長</text:span><text:span text:style-name="T767">。</text:span></text:p>
            </text:list-item>
          </text:list>
        </text:list-item>
        <text:list-item>
          <text:p text:style-name="P145"><text:bookmark-start text:name="能量、儲量 (第13本)"/><text:span text:style-name="T665">能量、儲量 (第</text:span><text:span text:style-name="T675">1</text:span><text:span text:style-name="T676">3</text:span><text:span text:style-name="T665">本)</text:span><text:bookmark-end text:name="能量、儲量 (第13本)"/></text:p>
          <text:list>
            <text:list-item>
              <text:p text:style-name="P147"><text:span text:style-name="T824">宗態譜</text:span><text:span text:style-name="T779">，速度、</text:span><text:span text:style-name="T603">速率 小於 零、絕對零度</text:span><text:span text:style-name="T571">、</text:span><text:span text:style-name="T603">第</text:span><text:span text:style-name="T604">a層級宗</text:span><text:span text:style-name="T605">態個體</text:span><text:span text:style-name="T603">、傅立葉轉換、</text:span><text:span text:style-name="T785">淺</text:span><text:span text:style-name="T786">橙</text:span><text:span text:style-name="T785">光型態譜水、減速度運</text:span><text:span text:style-name="T600">動、RGB、ESL、</text:span><text:span text:style-name="T785">色調值、濃度值、亮度值、</text:span><text:span text:style-name="T865">紅移、紫移、宗量層級、乙太、</text:span><text:span text:style-name="T589">第</text:span><text:span text:style-name="T609">a層級相態個體、</text:span><text:span text:style-name="T867">宗速運動</text:span><text:span text:style-name="T865">頻率、</text:span><text:span text:style-name="T793">光、電磁波 是 一群粒子</text:span><text:span text:style-name="T767">。</text:span></text:p>
            </text:list-item>
            <text:list-item>
              <text:p text:style-name="P355"><text:span text:style-name="T1">三稜鏡</text:span>，。</text:p>
            </text:list-item>
            <text:list-item>
              <text:p text:style-name="P356"><text:span text:style-name="T1">位力場</text:span>，力極、電磁場、磁極。</text:p>
            </text:list-item>
            <text:list-item>
              <text:p text:style-name="P146"><text:span text:style-name="T677">F=</text:span><text:span text:style-name="T678">ma</text:span><text:span text:style-name="T788">，</text:span><text:span text:style-name="T611">既視感、超直覺、預知未來、時間速度、時間位移量、時間變化量、</text:span><text:span text:style-name="T612">能量時間、</text:span><text:span text:style-name="T589">質量</text:span><text:span text:style-name="T615">位移</text:span><text:span text:style-name="T611">、</text:span><text:span text:style-name="T612">空間域、空間場、</text:span><text:span text:style-name="T614">3</text:span><text:span text:style-name="T612">維時間、</text:span><text:span text:style-name="T614">3</text:span><text:span text:style-name="T612">維同心圓、</text:span><text:span text:style-name="T611">普朗克常數、</text:span><text:span text:style-name="T866">光速</text:span><text:span text:style-name="T611"> = 頻率 * 波長、</text:span><text:span text:style-name="T868">公轉頻率、</text:span><text:span text:style-name="T620">振幅 越大，(</text:span><text:span text:style-name="T611">波長 * </text:span><text:span text:style-name="T867">宗速運動</text:span><text:span text:style-name="T611">頻率) 越小</text:span><text:span text:style-name="T767">。</text:span></text:p>
            </text:list-item>
          </text:list>
        </text:list-item>
        <text:list-item>
          <text:p text:style-name="P148"><text:bookmark-start text:name="能量、儲量 (第14本)"/><text:span text:style-name="T665">能量、儲量 (第</text:span><text:span text:style-name="T675">1</text:span><text:span text:style-name="T681">4</text:span><text:span text:style-name="T665">本)</text:span><text:bookmark-end text:name="能量、儲量 (第14本)"/></text:p>
          <text:list>
            <text:list-item>
              <text:p text:style-name="P156"><text:span text:style-name="T872">宗速</text:span><text:span text:style-name="T616">，宗速運動頻率、</text:span><text:span text:style-name="T870">宗速運動</text:span><text:span text:style-name="T869">路徑長</text:span><text:span text:style-name="T868">、宗態譜、</text:span><text:span text:style-name="T618">螺旋線運動、</text:span><text:span text:style-name="T794">電磁核群</text:span><text:span text:style-name="T618">、太陽系、</text:span><text:span text:style-name="T868">公轉頻率、光、電磁波 是 一群粒子、光、電磁波 不是 波、粒子、飛行</text:span><text:span text:style-name="T621">舞動、</text:span><text:span text:style-name="T868">候鳥</text:span><text:span text:style-name="T621">、V字形</text:span><text:span text:style-name="T868">、鳥群 聚在一起、魚群、腳踏車競賽、破風者、追風者、</text:span><text:span text:style-name="T753">道路型光痕、擾動型光痕、</text:span><text:span text:style-name="T617">星系</text:span><text:span text:style-name="T753">型光痕</text:span><text:span text:style-name="T593">、</text:span><text:span text:style-name="T867">宗速運動</text:span><text:span text:style-name="T618">頻率</text:span><text:span text:style-name="T787">、拋物</text:span><text:span text:style-name="T592">線運動</text:span><text:span text:style-name="T787">、垂直加速度、</text:span><text:span text:style-name="T619">吸引力 越高</text:span><text:span text:style-name="T791">、橢圓運動、螺旋線運動、太陽、</text:span><text:span text:style-name="T613">電磁</text:span><text:span text:style-name="T574">域、石頭、文明、生命、</text:span><text:span text:style-name="T793">星系</text:span><text:span text:style-name="T617">公轉</text:span><text:span text:style-name="T792">週期、電中性、中子、電子、分形、</text:span><text:span text:style-name="T793">聲音 向外 擴散 是 一群粒子 向外擴散、蠟燭、磁鐵、磁力、閉環迴路、飛機起降、候鳥遷移、無線電路、音叉、地球、重力波、繩子安全網</text:span><text:span text:style-name="T750">、向</text:span><text:span text:style-name="T793">外擴散</text:span><text:span text:style-name="T793">、一群（函數）粒子</text:span><text:span text:style-name="T767">。</text:span></text:p>
            </text:list-item>
          </text:list>
        </text:list-item>
        <text:list-item>
          <text:p text:style-name="P254">符<text:span text:style-name="T121">號層級 (第1本)</text:span></text:p>
          <text:list>
            <text:list-item>
              <text:p text:style-name="P224"><text:span text:style-name="T64">符號層級</text:span><text:span text:style-name="T121">，</text:span>。</text:p>
            </text:list-item>
            <text:list-item>
              <text:p text:style-name="P224"><text:span text:style-name="T120">符號層級 之間的 關聯性</text:span>，。</text:p>
            </text:list-item>
          </text:list>
        </text:list-item>
        <text:list-item>
          <text:p text:style-name="P255">無機體、有機體、游<text:span text:style-name="T121">離體 (第1本)</text:span></text:p>
          <text:list>
            <text:list-item>
              <text:p text:style-name="P255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5"><text:bookmark-start text:name="意識"/>意識<text:bookmark-end text:name="意識"/><text:span text:style-name="T622"> (第1本)</text:span></text:p>
          <text:list>
            <text:list-item>
              <text:p text:style-name="P72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3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3"><text:span text:style-name="T3">意識 與 意識層</text:span><text:span text:style-name="T313">，意識層級、第零層級意識。</text:span></text:p>
            </text:list-item>
            <text:list-item>
              <text:p text:style-name="P74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10"><text:span text:style-name="T825">意識</text:span><text:span text:style-name="T798">，肉質層型意識、意識層型意識、音樂盒、發條、意識源層級、</text:span><text:span text:style-name="T625">AI、</text:span><text:span text:style-name="T798">程式、遙視、第</text:span><text:span text:style-name="T627">0</text:span><text:span text:style-name="T626">層級意識、意識層級、俄羅斯娃娃、衣服、海水、深度、高度、思覺、</text:span><text:span text:style-name="T795">冥想、心靈平靜</text:span><text:span text:style-name="T799">、心流、無我、虛無、認知、思考、想法、</text:span><text:span text:style-name="T630">輝光、青蛙實驗、火車、思覺謬誤、帕金森氏症、聽覺、</text:span><text:span text:style-name="T401">自回饋系統</text:span><text:span text:style-name="T798">、</text:span><text:span text:style-name="T800">意識存在、意識變化。</text:span></text:p>
            </text:list-item>
            <text:list-item>
              <text:p text:style-name="P111"><text:span text:style-name="T647">意識感測</text:span><text:span text:style-name="T626">，皮膚、觸覺、聯覺。</text:span></text:p>
            </text:list-item>
            <text:list-item>
              <text:p text:style-name="P112"><text:span text:style-name="T871">意識 與 肉質層、意識層</text:span><text:span text:style-name="T860">，思想、周遭環境、第</text:span><text:span text:style-name="T629">x</text:span><text:span text:style-name="T861">層級</text:span><text:span text:style-name="T628">型態</text:span><text:span text:style-name="T860">。</text:span></text:p>
            </text:list-item>
          </text:list>
        </text:list-item>
        <text:list-item>
          <text:p text:style-name="P252"><text:bookmark-start text:name="感受"/>感受<text:bookmark-end text:name="感受"/><text:span text:style-name="T622"> (第1本)</text:span></text:p>
          <text:list>
            <text:list-item>
              <text:p text:style-name="P149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50"><text:span text:style-name="T813">冷漠</text:span><text:span text:style-name="T753">，。</text:span></text:p>
            </text:list-item>
            <text:list-item>
              <text:p text:style-name="P150"><text:span text:style-name="T813">感受</text:span><text:span text:style-name="T753">，心流。</text:span></text:p>
            </text:list-item>
            <text:list-item>
              <text:p text:style-name="P151"><text:span text:style-name="T813">偽善</text:span><text:span text:style-name="T753">，</text:span><text:span text:style-name="T766">直接、親自、和尚、直接、間接、系統、</text:span><text:span text:style-name="T753">大家長、</text:span><text:span text:style-name="T766">防止跌倒的衣服</text:span><text:span text:style-name="T753">。</text:span></text:p>
            </text:list-item>
            <text:list-item>
              <text:p text:style-name="P199"><text:span text:style-name="T665">P</text:span><text:span text:style-name="T662">UA</text:span><text:span text:style-name="T750">，煤氣燈效應。</text:span></text:p>
            </text:list-item>
          </text:list>
        </text:list-item>
        <text:list-item>
          <text:p text:style-name="P252"><text:bookmark-start text:name="煉金術"/>煉金術<text:bookmark-end text:name="煉金術"/><text:span text:style-name="T622"> (第1本)</text:span></text:p>
          <text:list>
            <text:list-item>
              <text:p text:style-name="P152"><text:span text:style-name="T67">地水風火</text:span><text:span text:style-name="T123">，。</text:span></text:p>
            </text:list-item>
            <text:list-item>
              <text:p text:style-name="P152"><text:span text:style-name="T67">翠玉錄石板</text:span><text:span text:style-name="T152">，</text:span><text:span text:style-name="T121">。</text:span></text:p>
            </text:list-item>
            <text:list-item>
              <text:p text:style-name="P153"><text:span text:style-name="T67">煉金術</text:span><text:span text:style-name="T152">，水銀、汞</text:span><text:span text:style-name="T121">。</text:span></text:p>
            </text:list-item>
            <text:list-item>
              <text:p text:style-name="P154"><text:span text:style-name="T91">賢者之石</text:span><text:span text:style-name="T163">，金屬銅。</text:span></text:p>
            </text:list-item>
            <text:list-item>
              <text:p text:style-name="P155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5"><text:bookmark-start text:name="德"/>德<text:bookmark-end text:name="德"/><text:span text:style-name="T622"> (第1本)</text:span></text:p>
          <text:list>
            <text:list-item>
              <text:p text:style-name="P75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6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7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6"><text:bookmark-start text:name="數學"/>數學<text:bookmark-end text:name="數學"/><text:span text:style-name="T622"> (第1本)</text:span></text:p>
          <text:list>
            <text:list-item>
              <text:p text:style-name="P357"><text:span text:style-name="T38">黃金比例</text:span><text:span text:style-name="T907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7">。</text:span></text:p>
            </text:list-item>
            <text:list-item>
              <text:p text:style-name="P358"><text:span text:style-name="T1">三角形</text:span>，。</text:p>
            </text:list-item>
            <text:list-item>
              <text:p text:style-name="P359"><text:span text:style-name="T42">開根號</text:span><text:span text:style-name="T911">，</text:span><text:span text:style-name="T306">畢氏定理</text:span><text:span text:style-name="T911">。</text:span></text:p>
            </text:list-item>
            <text:list-item>
              <text:p text:style-name="P360"><text:span text:style-name="T39">符號</text:span><text:span text:style-name="T40">層級</text:span>，層級符號、//、<text:span text:style-name="T379">？？？</text:span>、<text:span text:style-name="T908">+、*</text:span>。</text:p>
            </text:list-item>
            <text:list-item>
              <text:p text:style-name="P361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2"><text:span text:style-name="T430">重心</text:span><text:span text:style-name="T118">坐標系</text:span><text:span text:style-name="T303">，。</text:span></text:p>
            </text:list-item>
            <text:list-item>
              <text:p text:style-name="P363"><text:span text:style-name="T41">空白運算子</text:span><text:span text:style-name="T910">，。</text:span></text:p>
            </text:list-item>
            <text:list-item>
              <text:p text:style-name="P364"><text:span text:style-name="T43">微積分</text:span><text:span text:style-name="T915">，。</text:span></text:p>
            </text:list-item>
            <text:list-item>
              <text:p text:style-name="P364"><text:span text:style-name="T1">進制</text:span>，。</text:p>
            </text:list-item>
            <text:list-item>
              <text:p text:style-name="P365"><text:span text:style-name="T431">關係波形</text:span>，。</text:p>
            </text:list-item>
          </text:list>
        </text:list-item>
        <text:list-item>
          <text:p text:style-name="P369">歷史<text:span text:style-name="T121"> (第1本)</text:span></text:p>
          <text:list>
            <text:list-item>
              <text:p text:style-name="P366"><text:span text:style-name="T1">哲學、神學、科學</text:span>，。</text:p>
            </text:list-item>
            <text:list-item>
              <text:p text:style-name="P367"><text:span text:style-name="T44">人類文明</text:span>，。</text:p>
            </text:list-item>
            <text:list-item>
              <text:p text:style-name="P368"><text:span text:style-name="T45">信仰</text:span>，。</text:p>
            </text:list-item>
          </text:list>
        </text:list-item>
        <text:list-item>
          <text:p text:style-name="P256"><text:bookmark-start text:name="體制"/>體制<text:bookmark-end text:name="體制"/><text:span text:style-name="T622"> (第1本)</text:span></text:p>
          <text:list>
            <text:list-item>
              <text:p text:style-name="P77"><text:span text:style-name="T7">虛無體制</text:span><text:span text:style-name="T319">，。</text:span></text:p>
            </text:list-item>
            <text:list-item>
              <text:p text:style-name="P78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7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9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80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1"><text:span text:style-name="T15">帝制、民主</text:span><text:span text:style-name="T332">，君權神授、君權人授。</text:span></text:p>
            </text:list-item>
            <text:list-item>
              <text:p text:style-name="P82"><text:span text:style-name="T15">帝制、</text:span><text:span text:style-name="T913">資本</text:span><text:span text:style-name="T912">，</text:span><text:span text:style-name="T189">世襲、</text:span><text:span text:style-name="T802">貧窮陷阱</text:span><text:span text:style-name="T912">。</text:span></text:p>
            </text:list-item>
            <text:list-item>
              <text:p text:style-name="P83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4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2"><text:span text:style-name="T73">書籍</text:span><text:span text:style-name="T452">（資料夾）</text:span></text:p>
          <text:list>
            <text:list-item>
              <text:p text:style-name="P225">了凡四訓</text:p>
              <text:list>
                <text:list-item>
                  <text:p text:style-name="P225">了凡四訓，。</text:p>
                </text:list-item>
              </text:list>
            </text:list-item>
            <text:list-item>
              <text:p text:style-name="P225">西藏生死書</text:p>
              <text:list>
                <text:list-item>
                  <text:p text:style-name="P225">西藏生死書，。</text:p>
                  <text:list>
                    <text:list-item>
                      <text:p text:style-name="P257"><text:span text:style-name="T61">第二章，</text:span><text:span text:style-name="T837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7">佛家</text:p>
              <text:list>
                <text:list-item>
                  <text:p text:style-name="P258"><text:span text:style-name="T855">佛家</text:span><text:span text:style-name="T842">，</text:span><text:span text:style-name="T843">現實沉浸感、</text:span><text:span text:style-name="T399">連莊</text:span><text:span text:style-name="T565">、百家樂、</text:span><text:span text:style-name="T842">業力</text:span><text:span text:style-name="T566">層級、第一層級</text:span><text:span text:style-name="T842">業力、</text:span><text:span text:style-name="T406">大棕熊</text:span><text:span text:style-name="T842">、被害妄想症</text:span><text:span text:style-name="T567">、PUA</text:span><text:span text:style-name="T842">、</text:span><text:span text:style-name="T567">煤氣燈效應、楚門的世界、</text:span><text:span text:style-name="T570">一九八四</text:span><text:span text:style-name="T569">、</text:span><text:span text:style-name="T844">喬治</text:span><text:span text:style-name="T568">·</text:span><text:span text:style-name="T844">歐威爾</text:span><text:span text:style-name="T842">、影片、</text:span><text:span text:style-name="T406">推薦演算法</text:span><text:span text:style-name="T844">、</text:span><text:span text:style-name="T845">菁英人類、泰德卡辛斯基、</text:span><text:span text:style-name="T842">同溫層、劍橋數據、</text:span><text:span text:style-name="T846">四乙基鉛</text:span><text:span text:style-name="T845">、</text:span><text:span text:style-name="T842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9"><text:span text:style-name="T855">般若波羅蜜多心經</text:span><text:span text:style-name="T835">，蟻咬症、無痛症、</text:span><text:span text:style-name="T564">拉普拉斯的惡魔、盲臉症</text:span><text:span text:style-name="T835">。</text:span></text:p>
                </text:list-item>
                <text:list-item>
                  <text:p text:style-name="P260"><text:span text:style-name="T853">華嚴經</text:span><text:span text:style-name="T836">，。</text:span></text:p>
                </text:list-item>
                <text:list-item>
                  <text:p text:style-name="P260"><text:span text:style-name="T853">法華經</text:span><text:span text:style-name="T836">，。</text:span></text:p>
                </text:list-item>
                <text:list-item>
                  <text:p text:style-name="P260"><text:span text:style-name="T853">淨土經</text:span><text:span text:style-name="T836">，。</text:span></text:p>
                </text:list-item>
              </text:list>
            </text:list-item>
            <text:list-item>
              <text:p text:style-name="P261">易經</text:p>
              <text:list>
                <text:list-item>
                  <text:p text:style-name="P262"><text:span text:style-name="T851">卦象</text:span><text:span text:style-name="T834">，。</text:span></text:p>
                </text:list-item>
                <text:list-item>
                  <text:p text:style-name="P261"><text:span text:style-name="T851">納甲占法</text:span><text:span text:style-name="T834">，。</text:span></text:p>
                </text:list-item>
                <text:list-item>
                  <text:p text:style-name="P261"><text:span text:style-name="T851">易經</text:span><text:span text:style-name="T834">，。</text:span></text:p>
                </text:list-item>
                <text:list-item>
                  <text:p text:style-name="P263"><text:span text:style-name="T586">梅花易數</text:span><text:span text:style-name="T838">，真實世界觀、投影世界觀、假想世界觀、假想真實世界觀、假想投影世界觀、前因、後果、時空背景、外在環境、</text:span><text:span text:style-name="T839">假想型歷史軌跡、假想型後續發展、工業革命、蒸汽機、紡織工人、</text:span><text:span text:style-name="T840">轉生之後我想要在田園過慢生活、阿爾、</text:span><text:span text:style-name="T841">紅色月亮</text:span><text:span text:style-name="T838">。</text:span></text:p>
                </text:list-item>
                <text:list-item>
                  <text:p text:style-name="P261"><text:span text:style-name="T851">易經的問題</text:span><text:span text:style-name="T834">，。</text:span></text:p>
                </text:list-item>
              </text:list>
            </text:list-item>
            <text:list-item>
              <text:p text:style-name="P264">張國松</text:p>
              <text:list>
                <text:list-item>
                  <text:p text:style-name="P167"><text:span text:style-name="T27">張國松</text:span><text:span text:style-name="T350">，塞爾維亞的先知。</text:span></text:p>
                </text:list-item>
                <text:list-item>
                  <text:p text:style-name="P168"><text:span text:style-name="T27">乩童與公廟的秘密</text:span><text:span text:style-name="T350">，陰間倒流、磁流、渡畜生者、風雲道者、</text:span><text:span text:style-name="T583">聖獸、</text:span><text:span text:style-name="T584">龍、</text:span><text:span text:style-name="T765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5">貧窮的本質</text:p>
              <text:list>
                <text:list-item>
                  <text:p text:style-name="P169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70"><text:span text:style-name="T27">神、預言</text:span><text:span text:style-name="T451">（資料夾）</text:span></text:p>
          <text:list>
            <text:list-item>
              <text:p text:style-name="P244"><text:span text:style-name="T121">神、預言 (</text:span><text:span text:style-name="T173">2062</text:span><text:span text:style-name="T62">)</text:span></text:p>
              <text:list>
                <text:list-item>
                  <text:p text:style-name="P200"><text:span text:style-name="T63">2062</text:span><text:span text:style-name="T121">，。</text:span></text:p>
                </text:list-item>
                <text:list-item>
                  <text:p text:style-name="P200"><text:span text:style-name="T456">2062 的預言、</text:span><text:span text:style-name="T885">認定的歷史（一）</text:span><text:span text:style-name="T879">，。</text:span></text:p>
                </text:list-item>
                <text:list-item>
                  <text:p text:style-name="P200"><text:span text:style-name="T456">2062 的預言、</text:span><text:span text:style-name="T885">認定的歷史（二）</text:span><text:span text:style-name="T879">，。</text:span></text:p>
                </text:list-item>
              </text:list>
            </text:list-item>
            <text:list-item>
              <text:p text:style-name="P244"><text:span text:style-name="T121">神、預言 (</text:span><text:span text:style-name="T173">KFK</text:span><text:span text:style-name="T62">)</text:span></text:p>
              <text:list>
                <text:list-item>
                  <text:p text:style-name="P200"><text:span text:style-name="T64">KFK</text:span><text:span text:style-name="T121">，。</text:span></text:p>
                </text:list-item>
                <text:list-item>
                  <text:p text:style-name="P200"><text:span text:style-name="T456">KFK 的預言、</text:span><text:span text:style-name="T885">認定的歷史</text:span><text:span text:style-name="T879">，。</text:span></text:p>
                </text:list-item>
                <text:list-item>
                  <text:p text:style-name="P200"><text:span text:style-name="T885">查驗</text:span><text:span text:style-name="T879">，。</text:span></text:p>
                </text:list-item>
              </text:list>
            </text:list-item>
            <text:list-item>
              <text:p text:style-name="P244"><text:span text:style-name="T121">神、預言 (日月神示</text:span><text:span text:style-name="T62">)</text:span></text:p>
              <text:list>
                <text:list-item>
                  <text:p text:style-name="P341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41"><text:span text:style-name="T198">上之卷</text:span><text:span text:style-name="T242">。</text:span></text:p>
                      <text:list>
                        <text:list-item>
                          <text:p text:style-name="P341"><text:span text:style-name="T254">第</text:span><text:span text:style-name="T255">1帖~第3帖</text:span><text:span text:style-name="T242">，</text:span><text:span text:style-name="T552">肉質層</text:span><text:span text:style-name="T745">世界</text:span><text:span text:style-name="T746">、物</text:span><text:span text:style-name="T745">質世界</text:span><text:span text:style-name="T746">、</text:span><text:span text:style-name="T552">意識層</text:span><text:span text:style-name="T745">世界</text:span><text:span text:style-name="T746">、</text:span><text:span text:style-name="T553">反</text:span><text:span text:style-name="T746">物</text:span><text:span text:style-name="T745">質世界</text:span><text:span text:style-name="T746">、</text:span><text:span text:style-name="T554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41"><text:span text:style-name="T198">下之卷</text:span><text:span text:style-name="T242">。</text:span></text:p>
                      <text:list>
                        <text:list-item>
                          <text:p text:style-name="P341"><text:span text:style-name="T198">第4章</text:span><text:span text:style-name="T242">，</text:span><text:span text:style-name="T900">假定、本書、本書的世界觀</text:span><text:span text:style-name="T242">。</text:span></text:p>
                        </text:list-item>
                        <text:list-item>
                          <text:p text:style-name="P341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41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41"><text:span text:style-name="T198">第14帖</text:span><text:span text:style-name="T242">，一的法則、密度。</text:span></text:p>
                        </text:list-item>
                        <text:list-item>
                          <text:p text:style-name="P341"><text:span text:style-name="T198">第17帖</text:span><text:span text:style-name="T242">，新生、第一層級文明、第二層級湧現、</text:span><text:span text:style-name="T900">假定、本書、本書的內容</text:span><text:span text:style-name="T242">。</text:span></text:p>
                        </text:list-item>
                        <text:list-item>
                          <text:p text:style-name="P341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41"><text:span text:style-name="T198">第23帖</text:span><text:span text:style-name="T242">，立秋、</text:span><text:span text:style-name="T474">麥子、</text:span><text:span text:style-name="T494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以西結書</text:span><text:span text:style-name="T219">)</text:span></text:p>
              <text:list>
                <text:list-item>
                  <text:p text:style-name="P341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41"><text:span text:style-name="T376">以西結書</text:span><text:span text:style-name="T368">。</text:span></text:p>
                  <text:list>
                    <text:list-item>
                      <text:p text:style-name="P341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41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41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41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41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4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4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4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4"><text:span text:style-name="T101">第</text:span><text:span text:style-name="T102">33章</text:span><text:span text:style-name="T183">，</text:span><text:span text:style-name="T909">替我警戒他們</text:span><text:span text:style-name="T878">、</text:span><text:span text:style-name="T882">稜鏡計畫、竊聽風暴、電影</text:span><text:span text:style-name="T458">、</text:span><text:span text:style-name="T878">監視、監控、偷窺、竊聽、入侵、</text:span><text:span text:style-name="T883">帶血的物、</text:span><text:span text:style-name="T884">葷食、（人類 認定的）素食、賽車跑道、高速公路、交流道、</text:span><text:span text:style-name="T883">不帶血的物、</text:span><text:span text:style-name="T884">素食、無機體個體</text:span><text:span text:style-name="T882">。</text:span></text:p>
                    </text:list-item>
                    <text:list-item>
                      <text:p text:style-name="P194"><text:span text:style-name="T101">第</text:span><text:span text:style-name="T102">3</text:span><text:span text:style-name="T64">4</text:span><text:span text:style-name="T102">章</text:span><text:span text:style-name="T183">，</text:span><text:span text:style-name="T880">錢、金融系統、囤積、交易、壟斷、均衡保障、大卡、德</text:span><text:span text:style-name="T881">、無己、愛</text:span><text:span text:style-name="T880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</text:span><text:span text:style-name="T200">以諾書</text:span><text:span text:style-name="T195">)</text:span></text:p>
              <text:list>
                <text:list-item>
                  <text:p text:style-name="P341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41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41"><text:span text:style-name="T195">神、預言 (以賽亞書</text:span><text:span text:style-name="T219">)</text:span></text:p>
              <text:list>
                <text:list-item>
                  <text:p text:style-name="P341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41"><text:span text:style-name="T195">以賽亞書</text:span><text:span text:style-name="T240">。</text:span></text:p>
                  <text:list>
                    <text:list-item>
                      <text:p text:style-name="P341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41"><text:span text:style-name="T530">第1</text:span><text:span text:style-name="T540">7</text:span><text:span text:style-name="T530">章</text:span><text:span text:style-name="T546">，</text:span><text:span text:style-name="T743">文明聯盟、</text:span><text:span text:style-name="T736">投影世界觀、</text:span><text:span text:style-name="T744">皮亞杰、認知發展</text:span><text:span text:style-name="T743">。</text:span></text:p>
                    </text:list-item>
                    <text:list-item>
                      <text:p text:style-name="P341"><text:span text:style-name="T530">第41章</text:span><text:span text:style-name="T546">，</text:span><text:span text:style-name="T735">以耶和華為喜樂，以</text:span><text:span text:style-name="T545">以色列</text:span><text:span text:style-name="T736">的</text:span><text:span text:style-name="T735">聖者為誇耀、</text:span><text:span text:style-name="T737">啟示錄第十二章的婦</text:span><text:span text:style-name="T738">人、</text:span><text:span text:style-name="T403">錫安</text:span><text:span text:style-name="T735">、</text:span><text:span text:style-name="T739">物質文明、精神文明、新生文明。</text:span></text:p>
                    </text:list-item>
                    <text:list-item>
                      <text:p text:style-name="P341"><text:span text:style-name="T530">第4</text:span><text:span text:style-name="T538">2</text:span><text:span text:style-name="T530">章</text:span><text:span text:style-name="T546">，</text:span><text:span text:style-name="T737">啟示錄第十二章的婦</text:span><text:span text:style-name="T738">人、</text:span><text:span text:style-name="T735">啟示錄、</text:span><text:span text:style-name="T741">紅馬、</text:span><text:span text:style-name="T740">西拉、香格里拉</text:span><text:span text:style-name="T738">。</text:span></text:p>
                    </text:list-item>
                    <text:list-item>
                      <text:p text:style-name="P341"><text:span text:style-name="T530">第4</text:span><text:span text:style-name="T537">3</text:span><text:span text:style-name="T530">章</text:span><text:span text:style-name="T546">，百詩集、閃電、東方、</text:span><text:span text:style-name="T736">雙重應驗</text:span><text:span text:style-name="T546">、三</text:span><text:span text:style-name="T736">重應驗、多重應驗</text:span><text:span text:style-name="T742">、</text:span><text:span text:style-name="T740">罪孽、佛家、業力、</text:span><text:span text:style-name="T548">以諾書、</text:span><text:span text:style-name="T547">Watchers、</text:span><text:span text:style-name="T549">教宗預言</text:span><text:span text:style-name="T546">、</text:span><text:span text:style-name="T742">蜥蜴人、</text:span><text:span text:style-name="T550">UFO</text:span><text:span text:style-name="T740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出埃及記</text:span><text:span text:style-name="T219">)</text:span></text:p>
              <text:list>
                <text:list-item>
                  <text:p text:style-name="P341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201">出埃及記</text:span><text:span text:style-name="T231">。</text:span></text:p>
                  <text:list>
                    <text:list-item>
                      <text:p text:style-name="P277"><text:span text:style-name="T204">第</text:span><text:span text:style-name="T205">3</text:span><text:span text:style-name="T195">4</text:span><text:span text:style-name="T205">章</text:span><text:span text:style-name="T232">，</text:span><text:span text:style-name="T705">以西結書、</text:span><text:span text:style-name="T704">被偷窺、被竊聽。</text:span></text:p>
                    </text:list-item>
                  </text:list>
                </text:list-item>
              </text:list>
            </text:list-item>
            <text:list-item>
              <text:p text:style-name="P342"><text:span text:style-name="T195">神、預言 (但以理書</text:span><text:span text:style-name="T219">)</text:span></text:p>
              <text:list>
                <text:list-item>
                  <text:p text:style-name="P277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7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7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71"><text:span text:style-name="T407">第</text:span><text:span text:style-name="T402">12</text:span><text:span text:style-name="T407">章</text:span><text:span text:style-name="T768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41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6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41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6"><text:span text:style-name="T373">耶利米書</text:span><text:span text:style-name="T231">。</text:span></text:p>
                  <text:list>
                    <text:list-item>
                      <text:p text:style-name="P276"><text:span text:style-name="T536">第</text:span><text:span text:style-name="T530">2</text:span><text:span text:style-name="T537">章</text:span><text:span text:style-name="T508">，</text:span><text:span text:style-name="T705">以西結書</text:span><text:span text:style-name="T704">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530">神、預言 (</text:span><text:span text:style-name="T542">路加福音</text:span><text:span text:style-name="T530">)</text:span></text:p>
              <text:list>
                <text:list-item>
                  <text:p text:style-name="P341"><text:span text:style-name="T732">假定，路加福音 是 暗喻、隱喻、提示</text:span><text:span text:style-name="T733">（基督教 認定的）</text:span><text:span text:style-name="T732">末日審判的 預言</text:span><text:span text:style-name="T748">，。</text:span></text:p>
                </text:list-item>
                <text:list-item>
                  <text:p text:style-name="P343"><text:span text:style-name="T530">路加福音</text:span><text:span text:style-name="T546">。</text:span></text:p>
                </text:list-item>
              </text:list>
            </text:list-item>
            <text:list-item>
              <text:p text:style-name="P350"><text:span text:style-name="T736">神、預言</text:span><text:span text:style-name="T551"> (</text:span><text:span text:style-name="T555">摩西升天記</text:span><text:span text:style-name="T551">)</text:span></text:p>
              <text:list>
                <text:list-item>
                  <text:p text:style-name="P343"><text:span text:style-name="T373">假定，</text:span><text:span text:style-name="T734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2"><text:span text:style-name="T668">摩西升天記</text:span><text:span text:style-name="T585">。</text:span></text:p>
                </text:list-item>
              </text:list>
            </text:list-item>
            <text:list-item>
              <text:p text:style-name="P351"><text:span text:style-name="T736">神、預言</text:span><text:span text:style-name="T551"> (撒耳母記</text:span><text:span text:style-name="T749">下</text:span><text:span text:style-name="T551">)</text:span></text:p>
              <text:list>
                <text:list-item>
                  <text:p text:style-name="P341"><text:span text:style-name="T373">假定，</text:span><text:span text:style-name="T539">撒耳母記</text:span><text:span text:style-name="T734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3"><text:span text:style-name="T667">撒耳母記</text:span><text:span text:style-name="T823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1:59:54.810000000</dc:date>
    <meta:editing-duration>P204DT2H14M34S</meta:editing-duration>
    <meta:editing-cycles>9823</meta:editing-cycles>
    <meta:document-statistic meta:table-count="0" meta:image-count="0" meta:object-count="0" meta:page-count="1" meta:paragraph-count="548" meta:word-count="15129" meta:character-count="16551" meta:non-whitespace-character-count="16254"/>
  </office:meta>
</office:document-meta>
</file>